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4" style:family="table">
      <style:table-properties style:width="6.4354in" fo:margin-left="0.2194in" table:align="left"/>
    </style:style>
    <style:style style:name="Table54.A" style:family="table-column">
      <style:table-column-properties style:column-width="6.4354in"/>
    </style:style>
    <style:style style:name="Table54.A1" style:family="table-cell">
      <style:table-cell-properties fo:background-color="#e6e6ff" fo:padding="0.0382in" fo:border="0.05pt solid #000000">
        <style:background-image/>
      </style:table-cell-properties>
    </style:style>
    <style:style style:name="Table23" style:family="table">
      <style:table-properties style:width="6.359in" table:align="margins"/>
    </style:style>
    <style:style style:name="Table23.A" style:family="table-column">
      <style:table-column-properties style:column-width="1.0597in" style:rel-column-width="10922*"/>
    </style:style>
    <style:style style:name="Table23.F" style:family="table-column">
      <style:table-column-properties style:column-width="1.0604in" style:rel-column-width="1092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F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359in" table:align="margins"/>
    </style:style>
    <style:style style:name="Table24.A" style:family="table-column">
      <style:table-column-properties style:column-width="2.1194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9" style:family="table">
      <style:table-properties style:width="3.3861in" table:align="margins"/>
    </style:style>
    <style:style style:name="Table9.A" style:family="table-column">
      <style:table-column-properties style:column-width="3.3861in" style:rel-column-width="65535*"/>
    </style:style>
    <style:style style:name="Table9.A1" style:family="table-cell">
      <style:table-cell-properties fo:padding="0.0382in" fo:border="0.05pt solid #000000"/>
    </style:style>
    <style:style style:name="Table25" style:family="table">
      <style:table-properties style:width="3.3861in" table:align="margins"/>
    </style:style>
    <style:style style:name="Table25.A" style:family="table-column">
      <style:table-column-properties style:column-width="3.386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3.3861in" table:align="margins"/>
    </style:style>
    <style:style style:name="Table26.A" style:family="table-column">
      <style:table-column-properties style:column-width="3.3861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3861in" table:align="margins"/>
    </style:style>
    <style:style style:name="Table27.A" style:family="table-column">
      <style:table-column-properties style:column-width="3.386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3.3861in" table:align="margins"/>
    </style:style>
    <style:style style:name="Table28.A" style:family="table-column">
      <style:table-column-properties style:column-width="3.3861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3.3861in" table:align="margins"/>
    </style:style>
    <style:style style:name="Table29.A" style:family="table-column">
      <style:table-column-properties style:column-width="3.3861in" style:rel-column-width="65535*"/>
    </style:style>
    <style:style style:name="Table29.A1" style:family="table-cell">
      <style:table-cell-properties fo:padding="0.0382in" fo:border="0.05pt solid #000000"/>
    </style:style>
    <style:style style:name="Table2" style:family="table">
      <style:table-properties style:width="6.4354in" fo:margin-left="0.2194in" table:align="left"/>
    </style:style>
    <style:style style:name="Table2.A" style:family="table-column">
      <style:table-column-properties style:column-width="6.4354in"/>
    </style:style>
    <style:style style:name="Table2.A1" style:family="table-cell">
      <style:table-cell-properties fo:background-color="#e6e6ff" fo:padding="0.0382in" fo:border="0.05pt solid #000000">
        <style:background-image/>
      </style:table-cell-properties>
    </style:style>
    <style:style style:name="Table30" style:family="table">
      <style:table-properties style:width="6.359in" table:align="margins"/>
    </style:style>
    <style:style style:name="Table30.A" style:family="table-column">
      <style:table-column-properties style:column-width="6.359in" style:rel-column-width="65535*"/>
    </style:style>
    <style:style style:name="Table30.A1" style:family="table-cell">
      <style:table-cell-properties fo:background-color="#cccccc" fo:padding="0.0382in" fo:border="0.05pt solid #000000">
        <style:background-image/>
      </style:table-cell-properties>
    </style:style>
    <style:style style:name="Table31" style:family="table">
      <style:table-properties style:width="6.359in" table:align="margins"/>
    </style:style>
    <style:style style:name="Table31.A" style:family="table-column">
      <style:table-column-properties style:column-width="6.359in" style:rel-column-width="65535*"/>
    </style:style>
    <style:style style:name="Table31.A1" style:family="table-cell">
      <style:table-cell-properties fo:background-color="#cccccc" fo:padding="0.0382in" fo:border="0.05pt solid #000000">
        <style:background-image/>
      </style:table-cell-properties>
    </style:style>
    <style:style style:name="Table32" style:family="table">
      <style:table-properties style:width="6.359in" table:align="margins"/>
    </style:style>
    <style:style style:name="Table32.A" style:family="table-column">
      <style:table-column-properties style:column-width="6.359in" style:rel-column-width="65535*"/>
    </style:style>
    <style:style style:name="Table32.A1" style:family="table-cell">
      <style:table-cell-properties fo:background-color="#cccccc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8*"/>
    </style:style>
    <style:style style:name="Table4.B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3.1875in"/>
    </style:style>
    <style:style style:name="Table5.C" style:family="table-column">
      <style:table-column-properties style:column-width="1.6146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806in"/>
    </style:style>
    <style:style style:name="Table5.5" style:family="table-row">
      <style:table-row-properties style:min-row-height="0.3306in"/>
    </style:style>
    <style:style style:name="Table19" style:family="table">
      <style:table-properties style:width="3.1111in" table:align="margins"/>
    </style:style>
    <style:style style:name="Table19.A" style:family="table-column">
      <style:table-column-properties style:column-width="3.1111in" style:rel-column-width="65535*"/>
    </style:style>
    <style:style style:name="Table19.A1" style:family="table-cell">
      <style:table-cell-properties fo:background-color="#cccccc" fo:padding="0.0382in" fo:border="0.05pt solid #000000">
        <style:background-image/>
      </style:table-cell-properties>
    </style:style>
    <style:style style:name="Table33" style:family="table">
      <style:table-properties style:width="3.1111in" table:align="margins"/>
    </style:style>
    <style:style style:name="Table33.A" style:family="table-column">
      <style:table-column-properties style:column-width="3.1111in" style:rel-column-width="65535*"/>
    </style:style>
    <style:style style:name="Table33.A1" style:family="table-cell">
      <style:table-cell-properties fo:background-color="#cccccc" fo:padding="0.0382in" fo:border="0.05pt solid #000000">
        <style:background-image/>
      </style:table-cell-properties>
    </style:style>
    <style:style style:name="Table34" style:family="table">
      <style:table-properties style:width="3.1111in" table:align="margins"/>
    </style:style>
    <style:style style:name="Table34.A" style:family="table-column">
      <style:table-column-properties style:column-width="3.1111in" style:rel-column-width="65535*"/>
    </style:style>
    <style:style style:name="Table34.A1" style:family="table-cell">
      <style:table-cell-properties fo:background-color="#cccccc" fo:padding="0.0382in" fo:border="0.05pt solid #000000">
        <style:background-image/>
      </style:table-cell-properties>
    </style:style>
    <style:style style:name="Table35" style:family="table">
      <style:table-properties style:width="3.1111in" table:align="margins"/>
    </style:style>
    <style:style style:name="Table35.A" style:family="table-column">
      <style:table-column-properties style:column-width="3.1111in" style:rel-column-width="65535*"/>
    </style:style>
    <style:style style:name="Table35.A1" style:family="table-cell">
      <style:table-cell-properties fo:background-color="#cccccc" fo:padding="0.0382in" fo:border="0.05pt solid #000000">
        <style:background-image/>
      </style:table-cell-properties>
    </style:style>
    <style:style style:name="Table36" style:family="table">
      <style:table-properties style:width="3.1111in" table:align="margins"/>
    </style:style>
    <style:style style:name="Table36.A" style:family="table-column">
      <style:table-column-properties style:column-width="3.1111in" style:rel-column-width="65535*"/>
    </style:style>
    <style:style style:name="Table36.A1" style:family="table-cell">
      <style:table-cell-properties fo:background-color="#cccccc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8*"/>
    </style:style>
    <style:style style:name="Table6.B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6.9271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8507in" table:align="margins"/>
    </style:style>
    <style:style style:name="Table8.A" style:family="table-column">
      <style:table-column-properties style:column-width="6.8507in" style:rel-column-width="65535*"/>
    </style:style>
    <style:style style:name="Table8.A1" style:family="table-cell">
      <style:table-cell-properties fo:background-color="#cccccc" fo:padding="0.0382in" fo:border="0.05pt solid #000000">
        <style:background-image/>
      </style:table-cell-properties>
    </style:style>
    <style:style style:name="Table10" style:family="table">
      <style:table-properties style:width="6.8507in" table:align="margins"/>
    </style:style>
    <style:style style:name="Table10.A" style:family="table-column">
      <style:table-column-properties style:column-width="2.283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8507in" table:align="margins"/>
    </style:style>
    <style:style style:name="Table11.A" style:family="table-column">
      <style:table-column-properties style:column-width="6.8507in" style:rel-column-width="65535*"/>
    </style:style>
    <style:style style:name="Table11.A1" style:family="table-cell">
      <style:table-cell-properties fo:background-color="#cccccc" fo:padding="0.0382in" fo:border="0.05pt solid #000000">
        <style:background-image/>
      </style:table-cell-properties>
    </style:style>
    <style:style style:name="Table12" style:family="table">
      <style:table-properties style:width="6.8507in" table:align="margins"/>
    </style:style>
    <style:style style:name="Table12.A" style:family="table-column">
      <style:table-column-properties style:column-width="2.283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8507in" table:align="margins"/>
    </style:style>
    <style:style style:name="Table13.A" style:family="table-column">
      <style:table-column-properties style:column-width="6.8507in" style:rel-column-width="65535*"/>
    </style:style>
    <style:style style:name="Table13.A1" style:family="table-cell">
      <style:table-cell-properties fo:background-color="#cccccc" fo:padding="0.0382in" fo:border="0.05pt solid #000000">
        <style:background-image/>
      </style:table-cell-properties>
    </style:style>
    <style:style style:name="Table14" style:family="table">
      <style:table-properties style:width="6.8507in" table:align="margins"/>
    </style:style>
    <style:style style:name="Table14.A" style:family="table-column">
      <style:table-column-properties style:column-width="3.425in" style:rel-column-width="32767*"/>
    </style:style>
    <style:style style:name="Table14.B" style:family="table-column">
      <style:table-column-properties style:column-width="3.4257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8507in" table:align="margins"/>
    </style:style>
    <style:style style:name="Table15.A" style:family="table-column">
      <style:table-column-properties style:column-width="6.8507in" style:rel-column-width="65535*"/>
    </style:style>
    <style:style style:name="Table15.A1" style:family="table-cell">
      <style:table-cell-properties fo:background-color="#cccccc" fo:padding="0.0382in" fo:border="0.05pt solid #000000">
        <style:background-image/>
      </style:table-cell-properties>
    </style:style>
    <style:style style:name="Table16" style:family="table">
      <style:table-properties style:width="6.8507in" table:align="margins"/>
    </style:style>
    <style:style style:name="Table16.A" style:family="table-column">
      <style:table-column-properties style:column-width="3.425in" style:rel-column-width="32767*"/>
    </style:style>
    <style:style style:name="Table16.B" style:family="table-column">
      <style:table-column-properties style:column-width="3.4257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4354in" fo:margin-left="0.2194in" table:align="left"/>
    </style:style>
    <style:style style:name="Table17.A" style:family="table-column">
      <style:table-column-properties style:column-width="6.4354in"/>
    </style:style>
    <style:style style:name="Table17.A1" style:family="table-cell">
      <style:table-cell-properties fo:background-color="#e6e6ff" fo:padding="0.0382in" fo:border="0.05pt solid #000000">
        <style:background-image/>
      </style:table-cell-properties>
    </style:style>
    <style:style style:name="Table18" style:family="table">
      <style:table-properties style:width="6.3542in" table:align="left"/>
    </style:style>
    <style:style style:name="Table18.A" style:family="table-column">
      <style:table-column-properties style:column-width="1.5896in"/>
    </style:style>
    <style:style style:name="Table18.C" style:family="table-column">
      <style:table-column-properties style:column-width="0.1958in"/>
    </style:style>
    <style:style style:name="Table18.D" style:family="table-column">
      <style:table-column-properties style:column-width="2.9792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fo:padding="0.0382in" fo:border-left="0.05pt solid #000000" fo:border-right="none" fo:border-top="none" fo:border-bottom="0.05pt solid #000000"/>
    </style:style>
    <style:style style:name="Table18.B5" style:family="table-cell">
      <style:table-cell-properties fo:padding="0.0382in" fo:border-left="0.05pt solid #000000" fo:border-right="none" fo:border-top="none" fo:border-bottom="0.05pt solid #000000"/>
    </style:style>
    <style:style style:name="Table1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3542in" table:align="left"/>
    </style:style>
    <style:style style:name="Table20.A" style:family="table-column">
      <style:table-column-properties style:column-width="1.5896in"/>
    </style:style>
    <style:style style:name="Table20.C" style:family="table-column">
      <style:table-column-properties style:column-width="0.1958in"/>
    </style:style>
    <style:style style:name="Table20.D" style:family="table-column">
      <style:table-column-properties style:column-width="2.9792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D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2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none" fo:border-top="none" fo:border-bottom="0.05pt solid #000000"/>
    </style:style>
    <style:style style:name="Table20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none" fo:border-top="none" fo:border-bottom="0.05pt solid #000000"/>
    </style:style>
    <style:style style:name="Table20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3.4625in" style:rel-column-width="32768*"/>
    </style:style>
    <style:style style:name="Table21.B" style:family="table-column">
      <style:table-column-properties style:column-width="3.4625in" style:rel-column-width="32767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6.9271in" fo:margin-left="0in" table:align="left"/>
    </style:style>
    <style:style style:name="Table22.A" style:family="table-column">
      <style:table-column-properties style:column-width="1.7313in"/>
    </style:style>
    <style:style style:name="Table22.C" style:family="table-column">
      <style:table-column-properties style:column-width="0.225in"/>
    </style:style>
    <style:style style:name="Table22.D" style:family="table-column">
      <style:table-column-properties style:column-width="3.2396in"/>
    </style:style>
    <style:style style:name="Table22.1" style:family="table-row">
      <style:table-row-properties style:min-row-height="0.312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D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2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71in" fo:margin-left="0in" table:align="left"/>
    </style:style>
    <style:style style:name="Table37.A" style:family="table-column">
      <style:table-column-properties style:column-width="1.7313in"/>
    </style:style>
    <style:style style:name="Table37.C" style:family="table-column">
      <style:table-column-properties style:column-width="0.225in"/>
    </style:style>
    <style:style style:name="Table37.D" style:family="table-column">
      <style:table-column-properties style:column-width="3.2396in"/>
    </style:style>
    <style:style style:name="Table37.1" style:family="table-row">
      <style:table-row-properties style:min-row-height="0.3125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7.D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3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B3" style:family="table-cell">
      <style:table-cell-properties fo:padding="0.0382in" fo:border-left="0.05pt solid #000000" fo:border-right="none" fo:border-top="none" fo:border-bottom="0.05pt solid #000000"/>
    </style:style>
    <style:style style:name="Table3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B4" style:family="table-cell">
      <style:table-cell-properties fo:padding="0.0382in" fo:border-left="0.05pt solid #000000" fo:border-right="none" fo:border-top="none" fo:border-bottom="0.05pt solid #000000"/>
    </style:style>
    <style:style style:name="Table3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7.B5" style:family="table-cell">
      <style:table-cell-properties fo:padding="0.0382in" fo:border-left="0.05pt solid #000000" fo:border-right="none" fo:border-top="none" fo:border-bottom="0.05pt solid #000000"/>
    </style:style>
    <style:style style:name="Table37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P2" style:family="paragraph" style:parent-style-name="Header">
      <style:text-properties fo:color="#cc0066" style:font-name="DejaVu Sans Mono" fo:font-weight="bold" officeooo:rsid="000eee4a" officeooo:paragraph-rsid="0673056a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P4" style:family="paragraph" style:parent-style-name="Standard">
      <style:text-properties fo:font-style="normal" fo:font-weight="bold" officeooo:rsid="05bb78e0" officeooo:paragraph-rsid="05e7b13c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5bb78e0" officeooo:paragraph-rsid="0608fc06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5bb78e0" officeooo:paragraph-rsid="06218191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5bb78e0" officeooo:paragraph-rsid="06e8e80a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officeooo:rsid="05a27ef4" officeooo:paragraph-rsid="0608fc06" style:font-style-asian="normal" style:font-style-complex="normal"/>
    </style:style>
    <style:style style:name="P9" style:family="paragraph" style:parent-style-name="Standard">
      <style:text-properties fo:font-style="normal" officeooo:rsid="05a27ef4" officeooo:paragraph-rsid="060a035b" style:font-style-asian="normal" style:font-style-complex="normal"/>
    </style:style>
    <style:style style:name="P10" style:family="paragraph" style:parent-style-name="Standard">
      <style:text-properties fo:font-style="normal" officeooo:rsid="05a27ef4" officeooo:paragraph-rsid="06218191" style:font-style-asian="normal" style:font-style-complex="normal"/>
    </style:style>
    <style:style style:name="P11" style:family="paragraph" style:parent-style-name="Standard">
      <style:text-properties fo:font-style="normal" officeooo:rsid="05a27ef4" officeooo:paragraph-rsid="06e8e80a" style:font-style-asian="normal" style:font-style-complex="normal"/>
    </style:style>
    <style:style style:name="P12" style:family="paragraph" style:parent-style-name="Standard">
      <style:text-properties fo:font-style="normal" officeooo:rsid="060a035b" officeooo:paragraph-rsid="060a035b" style:font-style-asian="normal" style:font-style-complex="normal"/>
    </style:style>
    <style:style style:name="P13" style:family="paragraph" style:parent-style-name="Standard">
      <style:text-properties fo:font-style="normal" officeooo:rsid="06e9354d" officeooo:paragraph-rsid="06e9354d" style:font-style-asian="normal" style:font-style-complex="normal"/>
    </style:style>
    <style:style style:name="P14" style:family="paragraph" style:parent-style-name="Standard">
      <style:text-properties fo:font-style="normal" officeooo:rsid="06e9354d" officeooo:paragraph-rsid="06f669bf" style:font-style-asian="normal" style:font-style-complex="normal"/>
    </style:style>
    <style:style style:name="P15" style:family="paragraph" style:parent-style-name="Standard">
      <style:text-properties fo:font-style="normal" officeooo:rsid="06f1094a" officeooo:paragraph-rsid="06f1094a" style:font-style-asian="normal" style:font-style-complex="normal"/>
    </style:style>
    <style:style style:name="P16" style:family="paragraph" style:parent-style-name="Standard">
      <style:text-properties fo:font-style="normal" officeooo:rsid="06f1094a" officeooo:paragraph-rsid="06f669bf" style:font-style-asian="normal" style:font-style-complex="normal"/>
    </style:style>
    <style:style style:name="P17" style:family="paragraph" style:parent-style-name="Standard">
      <style:text-properties fo:font-style="normal" fo:font-weight="normal" officeooo:rsid="06203abc" officeooo:paragraph-rsid="0624dbb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weight="bold" officeooo:rsid="04b98620" officeooo:paragraph-rsid="05e7b13c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fo:font-weight="bold" officeooo:rsid="04b98620" officeooo:paragraph-rsid="0608fc06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fo:font-weight="bold" officeooo:rsid="04b98620" officeooo:paragraph-rsid="06218191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font-weight="bold" officeooo:rsid="04b98620" officeooo:paragraph-rsid="06e8e80a" style:font-weight-asian="bold" style:font-weight-complex="bold"/>
    </style:style>
    <style:style style:name="P22" style:family="paragraph" style:parent-style-name="Standard">
      <style:text-properties officeooo:rsid="06a1763b" officeooo:paragraph-rsid="06a1763b"/>
    </style:style>
    <style:style style:name="P23" style:family="paragraph" style:parent-style-name="Standard">
      <style:text-properties officeooo:rsid="06afa4d9" officeooo:paragraph-rsid="06afa4d9"/>
    </style:style>
    <style:style style:name="P24" style:family="paragraph" style:parent-style-name="Standard">
      <style:text-properties officeooo:rsid="05e7b13c" officeooo:paragraph-rsid="0624dbb4"/>
    </style:style>
    <style:style style:name="P25" style:family="paragraph" style:parent-style-name="Text_20_body">
      <style:text-properties officeooo:rsid="05e7b13c" officeooo:paragraph-rsid="05e7b13c"/>
    </style:style>
    <style:style style:name="P26" style:family="paragraph" style:parent-style-name="Text_20_body">
      <style:text-properties officeooo:rsid="05e7b13c" officeooo:paragraph-rsid="0608fc06"/>
    </style:style>
    <style:style style:name="P27" style:family="paragraph" style:parent-style-name="Text_20_body">
      <style:text-properties officeooo:rsid="05e7b13c" officeooo:paragraph-rsid="06d42ebc"/>
    </style:style>
    <style:style style:name="P28" style:family="paragraph" style:parent-style-name="Text_20_body">
      <style:text-properties officeooo:rsid="068697ef" officeooo:paragraph-rsid="068697ef"/>
    </style:style>
    <style:style style:name="P29" style:family="paragraph" style:parent-style-name="Text_20_body">
      <style:text-properties officeooo:rsid="05944e97" officeooo:paragraph-rsid="05944e97"/>
    </style:style>
    <style:style style:name="P30" style:family="paragraph" style:parent-style-name="Table_20_Contents">
      <style:text-properties fo:font-style="normal" fo:font-weight="normal" officeooo:rsid="06c6346e" officeooo:paragraph-rsid="06c6346e" style:font-style-asian="normal" style:font-weight-asian="normal" style:font-style-complex="normal" style:font-weight-complex="normal"/>
    </style:style>
    <style:style style:name="P31" style:family="paragraph" style:parent-style-name="Table_20_Contents">
      <style:text-properties fo:font-style="normal" fo:font-weight="normal" officeooo:rsid="06c6346e" officeooo:paragraph-rsid="06ce317d" style:font-style-asian="normal" style:font-weight-asian="normal" style:font-style-complex="normal" style:font-weight-complex="normal"/>
    </style:style>
    <style:style style:name="P32" style:family="paragraph" style:parent-style-name="Table_20_Contents">
      <style:text-properties fo:font-style="normal" fo:font-weight="normal" officeooo:rsid="06cbf66b" officeooo:paragraph-rsid="06cbf66b" style:font-style-asian="normal" style:font-weight-asian="normal" style:font-style-complex="normal" style:font-weight-complex="normal"/>
    </style:style>
    <style:style style:name="P33" style:family="paragraph" style:parent-style-name="Table_20_Contents">
      <style:text-properties fo:font-style="normal" fo:font-weight="bold" officeooo:rsid="06736ba9" officeooo:paragraph-rsid="06798e47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fo:font-style="normal" fo:font-weight="bold" officeooo:rsid="0679182c" officeooo:paragraph-rsid="069e78e0" style:font-style-asian="normal" style:font-weight-asian="bold" style:font-style-complex="normal" style:font-weight-complex="bold"/>
    </style:style>
    <style:style style:name="P35" style:family="paragraph" style:parent-style-name="Table_20_Contents">
      <style:text-properties fo:font-style="normal" fo:font-weight="bold" officeooo:rsid="067b7fe5" officeooo:paragraph-rsid="067b7fe5" style:font-style-asian="normal" style:font-weight-asian="bold" style:font-style-complex="normal" style:font-weight-complex="bold"/>
    </style:style>
    <style:style style:name="P36" style:family="paragraph" style:parent-style-name="Table_20_Contents">
      <style:text-properties fo:font-style="normal" fo:font-weight="bold" officeooo:rsid="06835f39" officeooo:paragraph-rsid="06835f39" style:font-style-asian="normal" style:font-weight-asian="bold" style:font-style-complex="normal" style:font-weight-complex="bold"/>
    </style:style>
    <style:style style:name="P37" style:family="paragraph" style:parent-style-name="Table_20_Contents">
      <style:text-properties fo:font-style="normal" fo:font-weight="bold" officeooo:rsid="069b0c1f" officeooo:paragraph-rsid="069b0c1f" style:font-style-asian="normal" style:font-weight-asian="bold" style:font-style-complex="normal" style:font-weight-complex="bold"/>
    </style:style>
    <style:style style:name="P38" style:family="paragraph" style:parent-style-name="Table_20_Contents">
      <style:text-properties fo:font-style="normal" fo:font-weight="bold" officeooo:rsid="06d53e04" officeooo:paragraph-rsid="06d6a8bf" style:font-style-asian="normal" style:font-weight-asian="bold" style:font-style-complex="normal" style:font-weight-complex="bold"/>
    </style:style>
    <style:style style:name="P39" style:family="paragraph" style:parent-style-name="Table_20_Contents">
      <style:text-properties fo:font-style="normal" fo:font-weight="bold" officeooo:rsid="06d710bb" officeooo:paragraph-rsid="06dcb024" style:font-style-asian="normal" style:font-weight-asian="bold" style:font-style-complex="normal" style:font-weight-complex="bold"/>
    </style:style>
    <style:style style:name="P40" style:family="paragraph" style:parent-style-name="Table_20_Contents">
      <style:text-properties fo:font-style="normal" fo:font-weight="bold" officeooo:rsid="06e29cb2" officeooo:paragraph-rsid="06e29cb2" style:font-style-asian="normal" style:font-weight-asian="bold" style:font-style-complex="normal" style:font-weight-complex="bold"/>
    </style:style>
    <style:style style:name="P41" style:family="paragraph" style:parent-style-name="Table_20_Contents">
      <style:text-properties fo:font-style="normal" style:text-underline-style="none" fo:font-weight="bold" officeooo:rsid="067b7fe5" officeooo:paragraph-rsid="067b7fe5" style:font-style-asian="normal" style:font-weight-asian="bold" style:font-style-complex="normal" style:font-weight-complex="bold"/>
    </style:style>
    <style:style style:name="P42" style:family="paragraph" style:parent-style-name="Table_20_Contents">
      <style:text-properties fo:font-style="normal" style:text-underline-style="none" fo:font-weight="bold" officeooo:rsid="0682a845" officeooo:paragraph-rsid="0682a845" style:font-style-asian="normal" style:font-weight-asian="bold" style:font-style-complex="normal" style:font-weight-complex="bold"/>
    </style:style>
    <style:style style:name="P43" style:family="paragraph" style:parent-style-name="Table_20_Contents">
      <style:text-properties fo:font-style="normal" style:text-underline-style="none" fo:font-weight="bold" officeooo:rsid="06989632" officeooo:paragraph-rsid="06798e47" style:font-style-asian="normal" style:font-weight-asian="bold" style:font-style-complex="normal" style:font-weight-complex="bold"/>
    </style:style>
    <style:style style:name="P44" style:family="paragraph" style:parent-style-name="Table_20_Contents">
      <style:text-properties fo:font-style="normal" style:text-underline-style="none" fo:font-weight="bold" officeooo:rsid="06765697" officeooo:paragraph-rsid="06798e47" style:font-style-asian="normal" style:font-weight-asian="bold" style:font-style-complex="normal" style:font-weight-complex="bold"/>
    </style:style>
    <style:style style:name="P45" style:family="paragraph" style:parent-style-name="Table_20_Contents">
      <style:text-properties fo:font-style="normal" style:text-underline-style="none" fo:font-weight="bold" officeooo:rsid="0677ab71" officeooo:paragraph-rsid="06798e47" style:font-style-asian="normal" style:font-weight-asian="bold" style:font-style-complex="normal" style:font-weight-complex="bold"/>
    </style:style>
    <style:style style:name="P46" style:family="paragraph" style:parent-style-name="Table_20_Contents">
      <style:text-properties fo:font-style="normal" style:text-underline-style="none" fo:font-weight="bold" officeooo:rsid="0677ab71" officeooo:paragraph-rsid="06c147c8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fo:font-style="normal" style:text-underline-style="none" fo:font-weight="bold" officeooo:rsid="0677ab71" officeooo:paragraph-rsid="06c9c0bd" style:font-style-asian="normal" style:font-weight-asian="bold" style:font-style-complex="normal" style:font-weight-complex="bold"/>
    </style:style>
    <style:style style:name="P48" style:family="paragraph" style:parent-style-name="Table_20_Contents">
      <style:text-properties fo:font-style="normal" style:text-underline-style="none" fo:font-weight="bold" officeooo:rsid="069dc43a" officeooo:paragraph-rsid="069e78e0" style:font-style-asian="normal" style:font-weight-asian="bold" style:font-style-complex="normal" style:font-weight-complex="bold"/>
    </style:style>
    <style:style style:name="P49" style:family="paragraph" style:parent-style-name="Table_20_Contents">
      <style:text-properties fo:font-style="normal" style:text-underline-style="none" fo:font-weight="bold" officeooo:rsid="06d6a8bf" officeooo:paragraph-rsid="06d6a8bf" style:font-style-asian="normal" style:font-weight-asian="bold" style:font-style-complex="normal" style:font-weight-complex="bold"/>
    </style:style>
    <style:style style:name="P50" style:family="paragraph" style:parent-style-name="Table_20_Contents">
      <style:text-properties fo:font-style="normal" style:text-underline-style="none" fo:font-weight="bold" officeooo:rsid="06d6a8bf" officeooo:paragraph-rsid="06dcb024" style:font-style-asian="normal" style:font-weight-asian="bold" style:font-style-complex="normal" style:font-weight-complex="bold"/>
    </style:style>
    <style:style style:name="P51" style:family="paragraph" style:parent-style-name="Table_20_Contents">
      <style:text-properties fo:font-style="normal" style:text-underline-style="none" fo:font-weight="bold" officeooo:rsid="06e29cb2" officeooo:paragraph-rsid="06e29cb2" style:font-style-asian="normal" style:font-weight-asian="bold" style:font-style-complex="normal" style:font-weight-complex="bold"/>
    </style:style>
    <style:style style:name="P52" style:family="paragraph" style:parent-style-name="Table_20_Contents">
      <style:text-properties fo:font-style="normal" style:text-underline-style="none" fo:font-weight="normal" officeooo:rsid="06c6346e" officeooo:paragraph-rsid="06c6346e" style:font-style-asian="normal" style:font-weight-asian="normal" style:font-style-complex="normal" style:font-weight-complex="normal"/>
    </style:style>
    <style:style style:name="P53" style:family="paragraph" style:parent-style-name="Table_20_Contents">
      <style:text-properties fo:font-style="normal" style:text-underline-style="none" fo:font-weight="normal" officeooo:rsid="06c6346e" officeooo:paragraph-rsid="06cbf66b" style:font-style-asian="normal" style:font-weight-asian="normal" style:font-style-complex="normal" style:font-weight-complex="normal"/>
    </style:style>
    <style:style style:name="P54" style:family="paragraph" style:parent-style-name="Table_20_Contents">
      <style:text-properties fo:font-style="normal" style:text-underline-style="none" fo:font-weight="normal" officeooo:rsid="06c6346e" officeooo:paragraph-rsid="06c9c0bd" style:font-style-asian="normal" style:font-weight-asian="normal" style:font-style-complex="normal" style:font-weight-complex="normal"/>
    </style:style>
    <style:style style:name="P55" style:family="paragraph" style:parent-style-name="Table_20_Contents">
      <style:text-properties fo:font-style="normal" style:text-underline-style="none" fo:font-weight="normal" officeooo:rsid="06c6346e" officeooo:paragraph-rsid="06ce317d" style:font-style-asian="normal" style:font-weight-asian="normal" style:font-style-complex="normal" style:font-weight-complex="normal"/>
    </style:style>
    <style:style style:name="P56" style:family="paragraph" style:parent-style-name="Table_20_Contents">
      <style:text-properties officeooo:rsid="060d7647" officeooo:paragraph-rsid="0624dbb4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6dc69db" officeooo:paragraph-rsid="06dc69db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6dc69db" officeooo:paragraph-rsid="06df3fab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6dc69db" officeooo:paragraph-rsid="06dcb024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6da8b17" officeooo:paragraph-rsid="06da8b17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6da8b17" officeooo:paragraph-rsid="06dcb024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fo:background-color="#336699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paragraph-rsid="06dcb024" fo:background-color="#33669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bold" officeooo:rsid="067d4068" officeooo:paragraph-rsid="067d406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Mono" fo:font-weight="bold" officeooo:rsid="067d4068" officeooo:paragraph-rsid="067d4068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Mono" fo:font-weight="bold" officeooo:rsid="06805617" officeooo:paragraph-rsid="06805617" style:font-weight-asian="bold" style:font-weight-complex="bold"/>
    </style:style>
    <style:style style:name="P67" style:family="paragraph" style:parent-style-name="Table_20_Contents">
      <style:text-properties style:font-name="Liberation Mono" fo:font-weight="bold" officeooo:rsid="06a4037d" officeooo:paragraph-rsid="06ad0d09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Mono" fo:font-weight="bold" officeooo:rsid="06edea04" officeooo:paragraph-rsid="06edea04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Mono" fo:font-weight="bold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Mono" fo:font-weight="bold" officeooo:paragraph-rsid="06f669bf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Mono" fo:font-weight="bold" officeooo:rsid="06ee6ee1" officeooo:paragraph-rsid="06ee6ee1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Mono" fo:font-weight="bold" officeooo:rsid="06f82c20" officeooo:paragraph-rsid="06f82c2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Mono" fo:font-weight="bold" officeooo:rsid="06f8b2f3" officeooo:paragraph-rsid="06f8b2f3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Mono" fo:font-weight="bold" officeooo:rsid="06f8be27" officeooo:paragraph-rsid="06f8be27" style:font-weight-asian="bold" style:font-weight-complex="bold"/>
    </style:style>
    <style:style style:name="P75" style:family="paragraph" style:parent-style-name="Table_20_Contents">
      <style:text-properties style:font-name="Liberation Mono" fo:font-style="normal" fo:font-weight="bold" officeooo:rsid="0677ab71" officeooo:paragraph-rsid="06ad0d09" style:font-style-asian="normal" style:font-weight-asian="bold" style:font-style-complex="normal" style:font-weight-complex="bold"/>
    </style:style>
    <style:style style:name="P76" style:family="paragraph" style:parent-style-name="Table_20_Contents">
      <style:text-properties style:font-name="Liberation Mono" fo:font-style="normal" style:text-underline-style="none" fo:font-weight="bold" officeooo:rsid="069dc43a" officeooo:paragraph-rsid="06ad0d09" style:font-style-asian="normal" style:font-weight-asian="bold" style:font-style-complex="normal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officeooo:rsid="06805617" officeooo:paragraph-rsid="06805617"/>
    </style:style>
    <style:style style:name="P78" style:family="paragraph" style:parent-style-name="Table_20_Contents">
      <style:text-properties officeooo:rsid="05eaee32" officeooo:paragraph-rsid="05eaee32"/>
    </style:style>
    <style:style style:name="P79" style:family="paragraph" style:parent-style-name="Table_20_Contents">
      <style:text-properties officeooo:rsid="06882766" officeooo:paragraph-rsid="06882766"/>
    </style:style>
    <style:style style:name="P80" style:family="paragraph" style:parent-style-name="Table_20_Contents">
      <style:text-properties officeooo:rsid="068c34da" officeooo:paragraph-rsid="068c34da"/>
    </style:style>
    <style:style style:name="P81" style:family="paragraph" style:parent-style-name="Table_20_Contents">
      <style:text-properties officeooo:rsid="068c4d7c" officeooo:paragraph-rsid="068c4d7c"/>
    </style:style>
    <style:style style:name="P82" style:family="paragraph" style:parent-style-name="Table_20_Contents">
      <style:text-properties officeooo:rsid="068e9611" officeooo:paragraph-rsid="068e9611"/>
    </style:style>
    <style:style style:name="P83" style:family="paragraph" style:parent-style-name="Table_20_Contents">
      <style:text-properties officeooo:rsid="06902271" officeooo:paragraph-rsid="06902271"/>
    </style:style>
    <style:style style:name="P84" style:family="paragraph" style:parent-style-name="Table_20_Contents">
      <style:text-properties officeooo:rsid="06928920" officeooo:paragraph-rsid="06928920"/>
    </style:style>
    <style:style style:name="P85" style:family="paragraph" style:parent-style-name="Table_20_Contents">
      <style:text-properties fo:color="#1c1c1c" style:font-name="Liberation Mono" fo:font-weight="bold" officeooo:rsid="069af849" officeooo:paragraph-rsid="069af849" style:font-weight-asian="bold" style:font-weight-complex="bold"/>
    </style:style>
    <style:style style:name="P86" style:family="paragraph" style:parent-style-name="Table_20_Contents">
      <style:text-properties fo:color="#1c1c1c" style:font-name="Liberation Mono" fo:font-weight="bold" officeooo:rsid="069b0c1f" officeooo:paragraph-rsid="069b0c1f" style:font-weight-asian="bold" style:font-weight-complex="bold"/>
    </style:style>
    <style:style style:name="P87" style:family="paragraph" style:parent-style-name="Table_20_Contents">
      <style:text-properties fo:color="#1c1c1c" style:font-name="Liberation Mono" fo:font-weight="bold" officeooo:rsid="069d2b0c" officeooo:paragraph-rsid="069e78e0" style:font-weight-asian="bold" style:font-weight-complex="bold"/>
    </style:style>
    <style:style style:name="P88" style:family="paragraph" style:parent-style-name="Table_20_Contents">
      <style:text-properties fo:color="#1c1c1c" style:font-name="Liberation Mono" fo:font-weight="bold" officeooo:rsid="069f4586" officeooo:paragraph-rsid="069f4586" style:font-weight-asian="bold" style:font-weight-complex="bold"/>
    </style:style>
    <style:style style:name="P89" style:family="paragraph" style:parent-style-name="Table_20_Contents">
      <style:text-properties fo:color="#1c1c1c" style:font-name="Liberation Mono" fo:font-weight="bold" officeooo:rsid="06a02db2" officeooo:paragraph-rsid="06a02db2" style:font-weight-asian="bold" style:font-weight-complex="bold"/>
    </style:style>
    <style:style style:name="P90" style:family="paragraph" style:parent-style-name="Table_20_Contents">
      <style:text-properties fo:color="#1c1c1c" style:font-name="Liberation Mono" fo:font-weight="bold" officeooo:rsid="06aab47c" officeooo:paragraph-rsid="06ad0d09" style:font-weight-asian="bold" style:font-weight-complex="bold"/>
    </style:style>
    <style:style style:name="P91" style:family="paragraph" style:parent-style-name="Table_20_Contents">
      <style:text-properties fo:color="#1c1c1c" style:font-name="Liberation Mono" fo:font-weight="bold" officeooo:rsid="06ac205d" officeooo:paragraph-rsid="06ad0d09" style:font-weight-asian="bold" style:font-weight-complex="bold"/>
    </style:style>
    <style:style style:name="P92" style:family="paragraph" style:parent-style-name="Table_20_Contents">
      <style:text-properties fo:color="#1c1c1c" style:font-name="Liberation Mono" fo:font-weight="bold" officeooo:rsid="06a3b8a5" officeooo:paragraph-rsid="06ad0d09" style:font-weight-asian="bold" style:font-weight-complex="bold"/>
    </style:style>
    <style:style style:name="P93" style:family="paragraph" style:parent-style-name="Table_20_Contents">
      <style:text-properties fo:color="#1c1c1c" style:font-name="Liberation Mono" fo:font-weight="bold" officeooo:rsid="06a4037d" officeooo:paragraph-rsid="06ad0d09" style:font-weight-asian="bold" style:font-weight-complex="bold"/>
    </style:style>
    <style:style style:name="P94" style:family="paragraph" style:parent-style-name="Table_20_Contents">
      <style:text-properties fo:color="#1c1c1c" style:font-name="Liberation Mono" fo:font-weight="bold" officeooo:rsid="06a7441d" officeooo:paragraph-rsid="06ad0d09" style:font-weight-asian="bold" style:font-weight-complex="bold"/>
    </style:style>
    <style:style style:name="P95" style:family="paragraph" style:parent-style-name="Table_20_Contents">
      <style:text-properties fo:color="#1c1c1c" style:font-name="Liberation Mono" fo:font-weight="bold" officeooo:rsid="06c24c89" officeooo:paragraph-rsid="06c24c89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1c1c1c" style:font-name="Liberation Mono" fo:font-weight="bold" officeooo:rsid="06c24c89" officeooo:paragraph-rsid="06c71a55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1c1c1c" style:font-name="Liberation Mono" fo:font-weight="bold" officeooo:rsid="06c24c89" officeooo:paragraph-rsid="06c89167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1c1c1c" style:font-name="Liberation Mono" fo:font-weight="bold" officeooo:rsid="06c24c89" officeooo:paragraph-rsid="06cd9dc4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1c1c1c" style:font-name="Liberation Mono" fo:font-weight="bold" officeooo:rsid="06c24c89" officeooo:paragraph-rsid="06ce317d" style:font-weight-asian="bold" style:font-weight-complex="bold"/>
    </style:style>
    <style:style style:name="P100" style:family="paragraph" style:parent-style-name="Table_20_Contents">
      <style:text-properties fo:color="#1c1c1c" style:font-name="Liberation Mono" fo:font-weight="bold" officeooo:rsid="06c24c89" officeooo:paragraph-rsid="06c870cb" style:font-weight-asian="bold" style:font-weight-complex="bold"/>
    </style:style>
    <style:style style:name="P101" style:family="paragraph" style:parent-style-name="Table_20_Contents">
      <style:text-properties fo:color="#1c1c1c" style:font-name="Liberation Mono" fo:font-weight="bold" officeooo:rsid="06c24c89" officeooo:paragraph-rsid="06c9c0bd" style:font-weight-asian="bold" style:font-weight-complex="bold"/>
    </style:style>
    <style:style style:name="P102" style:family="paragraph" style:parent-style-name="Table_20_Contents">
      <style:text-properties officeooo:rsid="06a27db4" officeooo:paragraph-rsid="06a27db4"/>
    </style:style>
    <style:style style:name="P103" style:family="paragraph" style:parent-style-name="Table_20_Contents">
      <style:text-properties officeooo:rsid="06a3b8a5" officeooo:paragraph-rsid="06a3b8a5"/>
    </style:style>
    <style:style style:name="P104" style:family="paragraph" style:parent-style-name="Table_20_Contents">
      <style:text-properties officeooo:rsid="06a446b9" officeooo:paragraph-rsid="06a446b9"/>
    </style:style>
    <style:style style:name="P105" style:family="paragraph" style:parent-style-name="Table_20_Contents">
      <style:paragraph-properties fo:text-align="center" style:justify-single-word="false"/>
      <style:text-properties officeooo:rsid="06a51112" officeooo:paragraph-rsid="06a51112"/>
    </style:style>
    <style:style style:name="P106" style:family="paragraph" style:parent-style-name="Table_20_Contents">
      <style:paragraph-properties fo:text-align="center" style:justify-single-word="false"/>
      <style:text-properties officeooo:rsid="06a51112" officeooo:paragraph-rsid="06abb9db"/>
    </style:style>
    <style:style style:name="P107" style:family="paragraph" style:parent-style-name="Table_20_Contents">
      <style:text-properties officeooo:rsid="06a9fa23" officeooo:paragraph-rsid="06a9fa23"/>
    </style:style>
    <style:style style:name="P108" style:family="paragraph" style:parent-style-name="Table_20_Contents">
      <style:text-properties officeooo:rsid="06b8234c" officeooo:paragraph-rsid="06b8234c"/>
    </style:style>
    <style:style style:name="P109" style:family="paragraph" style:parent-style-name="Table_20_Contents">
      <style:text-properties officeooo:rsid="06bac3b4" officeooo:paragraph-rsid="06bac3b4"/>
    </style:style>
    <style:style style:name="P110" style:family="paragraph" style:parent-style-name="Table_20_Contents">
      <style:text-properties officeooo:rsid="06bf7b1c" officeooo:paragraph-rsid="06c147c8"/>
    </style:style>
    <style:style style:name="P111" style:family="paragraph" style:parent-style-name="Table_20_Contents">
      <style:text-properties officeooo:rsid="06c71a55" officeooo:paragraph-rsid="06c71a55"/>
    </style:style>
    <style:style style:name="P112" style:family="paragraph" style:parent-style-name="Table_20_Contents">
      <style:text-properties officeooo:rsid="06c71a55" officeooo:paragraph-rsid="06c89167"/>
    </style:style>
    <style:style style:name="P113" style:family="paragraph" style:parent-style-name="Table_20_Contents">
      <style:text-properties officeooo:rsid="06c870cb" officeooo:paragraph-rsid="06c870cb"/>
    </style:style>
    <style:style style:name="P114" style:family="paragraph" style:parent-style-name="Table_20_Contents">
      <style:text-properties officeooo:rsid="06c870cb" officeooo:paragraph-rsid="06c89167"/>
    </style:style>
    <style:style style:name="P115" style:family="paragraph" style:parent-style-name="Table_20_Contents">
      <style:text-properties officeooo:paragraph-rsid="06c89167"/>
    </style:style>
    <style:style style:name="P116" style:family="paragraph" style:parent-style-name="Table_20_Contents">
      <style:text-properties officeooo:rsid="06c96eaa" officeooo:paragraph-rsid="06c9c0bd"/>
    </style:style>
    <style:style style:name="P117" style:family="paragraph" style:parent-style-name="Table_20_Contents">
      <style:text-properties officeooo:rsid="06c9c0bd" officeooo:paragraph-rsid="06c9c0bd"/>
    </style:style>
    <style:style style:name="P118" style:family="paragraph" style:parent-style-name="Table_20_Contents">
      <style:text-properties officeooo:paragraph-rsid="06ce317d"/>
    </style:style>
    <style:style style:name="P119" style:family="paragraph" style:parent-style-name="Table_20_Contents">
      <style:paragraph-properties fo:text-align="center" style:justify-single-word="false"/>
    </style:style>
    <style:style style:name="P120" style:family="paragraph" style:parent-style-name="Table_20_Contents">
      <style:paragraph-properties fo:text-align="center" style:justify-single-word="false"/>
      <style:text-properties officeooo:paragraph-rsid="06dcb024"/>
    </style:style>
    <style:style style:name="P121" style:family="paragraph" style:parent-style-name="Table_20_Contents">
      <style:paragraph-properties fo:text-align="center" style:justify-single-word="false"/>
      <style:text-properties officeooo:paragraph-rsid="06f669bf"/>
    </style:style>
    <style:style style:name="P122" style:family="paragraph" style:parent-style-name="Table_20_Contents">
      <style:paragraph-properties fo:text-align="center" style:justify-single-word="false"/>
      <style:text-properties officeooo:rsid="06da8b17" officeooo:paragraph-rsid="06da8b17"/>
    </style:style>
    <style:style style:name="P123" style:family="paragraph" style:parent-style-name="Table_20_Contents">
      <style:paragraph-properties fo:text-align="center" style:justify-single-word="false"/>
      <style:text-properties officeooo:rsid="06da8b17" officeooo:paragraph-rsid="06dcb024"/>
    </style:style>
    <style:style style:name="P124" style:family="paragraph" style:parent-style-name="Table_20_Contents">
      <style:paragraph-properties fo:text-align="center" style:justify-single-word="false"/>
      <style:text-properties fo:background-color="#336699"/>
    </style:style>
    <style:style style:name="P125" style:family="paragraph" style:parent-style-name="Table_20_Contents">
      <style:paragraph-properties fo:text-align="center" style:justify-single-word="false"/>
      <style:text-properties officeooo:paragraph-rsid="06dcb024" fo:background-color="#336699"/>
    </style:style>
    <style:style style:name="P126" style:family="paragraph" style:parent-style-name="Table_20_Contents">
      <style:paragraph-properties fo:text-align="center" style:justify-single-word="false"/>
      <style:text-properties officeooo:rsid="06dc69db" officeooo:paragraph-rsid="06dc69db"/>
    </style:style>
    <style:style style:name="P127" style:family="paragraph" style:parent-style-name="Table_20_Contents">
      <style:paragraph-properties fo:text-align="center" style:justify-single-word="false"/>
      <style:text-properties officeooo:rsid="06dc69db" officeooo:paragraph-rsid="06dcb024"/>
    </style:style>
    <style:style style:name="P128" style:family="paragraph" style:parent-style-name="Table_20_Contents">
      <style:paragraph-properties fo:text-align="center" style:justify-single-word="false"/>
      <style:text-properties officeooo:rsid="06ee6ee1" officeooo:paragraph-rsid="06ee6ee1"/>
    </style:style>
    <style:style style:name="P129" style:family="paragraph" style:parent-style-name="Table_20_Contents">
      <style:paragraph-properties fo:text-align="center" style:justify-single-word="false"/>
      <style:text-properties officeooo:rsid="06ee6ee1" officeooo:paragraph-rsid="06f669bf"/>
    </style:style>
    <style:style style:name="P130" style:family="paragraph" style:parent-style-name="Table_20_Contents">
      <style:paragraph-properties fo:text-align="center" style:justify-single-word="false"/>
      <style:text-properties officeooo:rsid="06ee7465" officeooo:paragraph-rsid="06ee7465"/>
    </style:style>
    <style:style style:name="P131" style:family="paragraph" style:parent-style-name="Table_20_Contents">
      <style:paragraph-properties fo:text-align="center" style:justify-single-word="false"/>
      <style:text-properties officeooo:rsid="06ee7465" officeooo:paragraph-rsid="06f669bf"/>
    </style:style>
    <style:style style:name="P132" style:family="paragraph" style:parent-style-name="Standard">
      <style:paragraph-properties fo:break-before="page"/>
      <style:text-properties fo:font-style="normal" officeooo:rsid="05a27ef4" officeooo:paragraph-rsid="060a035b" style:font-style-asian="normal" style:font-style-complex="normal"/>
    </style:style>
    <style:style style:name="P133" style:family="paragraph" style:parent-style-name="Standard">
      <style:paragraph-properties fo:break-before="page"/>
      <style:text-properties fo:font-style="normal" officeooo:rsid="05a27ef4" officeooo:paragraph-rsid="06e8e80a" style:font-style-asian="normal" style:font-style-complex="normal"/>
    </style:style>
    <style:style style:name="P134" style:family="paragraph" style:parent-style-name="Heading_20_1">
      <style:text-properties fo:font-style="normal" officeooo:rsid="0593affb" officeooo:paragraph-rsid="0593affb" style:font-style-asian="normal" style:font-style-complex="normal"/>
    </style:style>
    <style:style style:name="P135" style:family="paragraph" style:parent-style-name="Heading_20_1">
      <style:paragraph-properties fo:break-before="page"/>
      <style:text-properties officeooo:rsid="0593affb" officeooo:paragraph-rsid="060209d3"/>
    </style:style>
    <style:style style:name="P136" style:family="paragraph" style:parent-style-name="Heading_20_1">
      <style:paragraph-properties fo:break-before="page"/>
      <style:text-properties fo:font-style="normal" officeooo:rsid="0593affb" officeooo:paragraph-rsid="06d42ebc" style:font-style-asian="normal" style:font-style-complex="normal"/>
    </style:style>
    <style:style style:name="P137" style:family="paragraph" style:parent-style-name="Table_20_Contents" style:list-style-name="L1">
      <style:text-properties fo:font-style="normal" fo:font-weight="bold" officeooo:rsid="06e3ba11" officeooo:paragraph-rsid="06e3ba11" style:font-style-asian="normal" style:font-weight-asian="bold" style:font-style-complex="normal" style:font-weight-complex="bold"/>
    </style:style>
    <style:style style:name="P138" style:family="paragraph" style:parent-style-name="Table_20_Contents" style:list-style-name="L1">
      <style:text-properties fo:font-style="normal" fo:font-weight="bold" officeooo:rsid="06e3ba11" officeooo:paragraph-rsid="06e526e3" style:font-style-asian="normal" style:font-weight-asian="bold" style:font-style-complex="normal" style:font-weight-complex="bold"/>
    </style:style>
    <style:style style:name="P139" style:family="paragraph" style:parent-style-name="Table_20_Contents" style:list-style-name="L1">
      <style:text-properties fo:font-style="normal" fo:font-weight="bold" officeooo:rsid="06e3ba11" officeooo:paragraph-rsid="06e5c61d" style:font-style-asian="normal" style:font-weight-asian="bold" style:font-style-complex="normal" style:font-weight-complex="bold"/>
    </style:style>
    <style:style style:name="T1" style:family="text">
      <style:text-properties officeooo:rsid="0673056a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5a27ef4" style:font-style-asian="normal" style:font-style-complex="normal"/>
    </style:style>
    <style:style style:name="T6" style:family="text">
      <style:text-properties fo:font-style="normal" officeooo:rsid="05f4cafe" style:font-style-asian="normal" style:font-style-complex="normal"/>
    </style:style>
    <style:style style:name="T7" style:family="text">
      <style:text-properties fo:font-style="normal" officeooo:rsid="06798e47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6b33e9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6c8916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6fbafc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6c89167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6e9f05e" style:font-style-asian="italic" style:font-style-complex="italic"/>
    </style:style>
    <style:style style:name="T16" style:family="text">
      <style:text-properties fo:font-style="italic" officeooo:rsid="06eae381" style:font-style-asian="italic" style:font-style-complex="italic"/>
    </style:style>
    <style:style style:name="T17" style:family="text">
      <style:text-properties fo:font-style="italic" officeooo:rsid="06f3f084" style:font-style-asian="italic" style:font-style-complex="italic"/>
    </style:style>
    <style:style style:name="T18" style:family="text">
      <style:text-properties fo:font-style="italic" officeooo:rsid="06f2a9b7" style:font-style-asian="italic" style:font-style-complex="italic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officeooo:rsid="06d6a8bf" style:font-style-asian="italic" style:font-style-complex="italic"/>
    </style:style>
    <style:style style:name="T21" style:family="text">
      <style:text-properties fo:font-style="italic" style:text-underline-style="none" officeooo:rsid="06e3cd21" style:font-style-asian="italic" style:font-style-complex="italic"/>
    </style:style>
    <style:style style:name="T22" style:family="text">
      <style:text-properties fo:font-style="italic" style:text-underline-style="none" officeooo:rsid="06e526e3" style:font-style-asian="italic" style:font-style-complex="italic"/>
    </style:style>
    <style:style style:name="T23" style:family="text">
      <style:text-properties officeooo:rsid="0608fc06"/>
    </style:style>
    <style:style style:name="T24" style:family="text">
      <style:text-properties officeooo:rsid="0616d1c2"/>
    </style:style>
    <style:style style:name="T25" style:family="text">
      <style:text-properties officeooo:rsid="0674786c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674786c"/>
    </style:style>
    <style:style style:name="T28" style:family="text">
      <style:text-properties style:text-underline-style="solid" style:text-underline-width="auto" style:text-underline-color="font-color" officeooo:rsid="06896541"/>
    </style:style>
    <style:style style:name="T29" style:family="text">
      <style:text-properties style:text-underline-style="solid" style:text-underline-width="auto" style:text-underline-color="font-color" officeooo:rsid="068c4d7c"/>
    </style:style>
    <style:style style:name="T30" style:family="text">
      <style:text-properties style:text-underline-style="solid" style:text-underline-width="auto" style:text-underline-color="font-color" officeooo:rsid="068dd255"/>
    </style:style>
    <style:style style:name="T31" style:family="text">
      <style:text-properties style:text-underline-style="solid" style:text-underline-width="auto" style:text-underline-color="font-color" officeooo:rsid="06901eea"/>
    </style:style>
    <style:style style:name="T32" style:family="text">
      <style:text-properties style:text-underline-style="solid" style:text-underline-width="auto" style:text-underline-color="font-color" officeooo:rsid="069416fb"/>
    </style:style>
    <style:style style:name="T33" style:family="text">
      <style:text-properties style:text-underline-style="solid" style:text-underline-width="auto" style:text-underline-color="font-color" officeooo:rsid="06e3cd21"/>
    </style:style>
    <style:style style:name="T34" style:family="text">
      <style:text-properties style:text-underline-style="solid" style:text-underline-width="auto" style:text-underline-color="font-color" officeooo:rsid="06e526e3"/>
    </style:style>
    <style:style style:name="T35" style:family="text">
      <style:text-properties style:text-underline-style="solid" style:text-underline-width="auto" style:text-underline-color="font-color" officeooo:rsid="06e5c61d"/>
    </style:style>
    <style:style style:name="T36" style:family="text">
      <style:text-properties style:text-underline-style="solid" style:text-underline-width="auto" style:text-underline-color="font-color" officeooo:rsid="06eae381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674786c"/>
    </style:style>
    <style:style style:name="T39" style:family="text">
      <style:text-properties style:text-underline-style="none" officeooo:rsid="06765697"/>
    </style:style>
    <style:style style:name="T40" style:family="text">
      <style:text-properties style:text-underline-style="none" officeooo:rsid="0684ac5f"/>
    </style:style>
    <style:style style:name="T41" style:family="text">
      <style:text-properties style:text-underline-style="none" officeooo:rsid="0684bac3"/>
    </style:style>
    <style:style style:name="T42" style:family="text">
      <style:text-properties style:text-underline-style="none" officeooo:rsid="06896541"/>
    </style:style>
    <style:style style:name="T43" style:family="text">
      <style:text-properties style:text-underline-style="none" officeooo:rsid="068c4d7c"/>
    </style:style>
    <style:style style:name="T44" style:family="text">
      <style:text-properties style:text-underline-style="none" officeooo:rsid="068dd255"/>
    </style:style>
    <style:style style:name="T45" style:family="text">
      <style:text-properties style:text-underline-style="none" officeooo:rsid="06901eea"/>
    </style:style>
    <style:style style:name="T46" style:family="text">
      <style:text-properties style:text-underline-style="none" officeooo:rsid="069416fb"/>
    </style:style>
    <style:style style:name="T47" style:family="text">
      <style:text-properties style:text-underline-style="none" officeooo:rsid="06989632"/>
    </style:style>
    <style:style style:name="T48" style:family="text">
      <style:text-properties style:text-underline-style="none" officeooo:rsid="069dc43a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bold" officeooo:rsid="06cdd736" style:font-weight-asian="bold" style:font-weight-complex="bold"/>
    </style:style>
    <style:style style:name="T51" style:family="text">
      <style:text-properties style:text-underline-style="none" fo:font-weight="bold" officeooo:rsid="06cdf070" style:font-weight-asian="bold" style:font-weight-complex="bold"/>
    </style:style>
    <style:style style:name="T52" style:family="text">
      <style:text-properties style:text-underline-style="none" officeooo:rsid="06cdd736"/>
    </style:style>
    <style:style style:name="T53" style:family="text">
      <style:text-properties style:text-underline-style="none" officeooo:rsid="06d6a8bf"/>
    </style:style>
    <style:style style:name="T54" style:family="text">
      <style:text-properties style:text-underline-style="none" officeooo:rsid="06e3cd21"/>
    </style:style>
    <style:style style:name="T55" style:family="text">
      <style:text-properties style:text-underline-style="none" officeooo:rsid="06e526e3"/>
    </style:style>
    <style:style style:name="T56" style:family="text">
      <style:text-properties style:text-underline-style="none" officeooo:rsid="06e5c61d"/>
    </style:style>
    <style:style style:name="T57" style:family="text">
      <style:text-properties officeooo:rsid="067b241e"/>
    </style:style>
    <style:style style:name="T58" style:family="text">
      <style:text-properties officeooo:rsid="06896541"/>
    </style:style>
    <style:style style:name="T59" style:family="text">
      <style:text-properties officeooo:rsid="068c4d7c"/>
    </style:style>
    <style:style style:name="T60" style:family="text">
      <style:text-properties officeooo:rsid="068dd255"/>
    </style:style>
    <style:style style:name="T61" style:family="text">
      <style:text-properties officeooo:rsid="06901eea"/>
    </style:style>
    <style:style style:name="T62" style:family="text">
      <style:text-properties fo:font-size="10pt" style:text-underline-style="none" officeooo:rsid="068dd255" style:font-size-asian="10pt" style:font-size-complex="10pt"/>
    </style:style>
    <style:style style:name="T63" style:family="text">
      <style:text-properties fo:font-size="10pt" style:text-underline-style="none" officeooo:rsid="0691b09a" style:font-size-asian="10pt" style:font-size-complex="10pt"/>
    </style:style>
    <style:style style:name="T64" style:family="text">
      <style:text-properties officeooo:rsid="069416fb"/>
    </style:style>
    <style:style style:name="T65" style:family="text">
      <style:text-properties officeooo:rsid="06a3b8a5"/>
    </style:style>
    <style:style style:name="T66" style:family="text">
      <style:text-properties officeooo:rsid="06a4037d"/>
    </style:style>
    <style:style style:name="T67" style:family="text">
      <style:text-properties officeooo:rsid="06a7441d"/>
    </style:style>
    <style:style style:name="T68" style:family="text">
      <style:text-properties officeooo:rsid="06a8d24f"/>
    </style:style>
    <style:style style:name="T69" style:family="text">
      <style:text-properties officeooo:rsid="06aab47c"/>
    </style:style>
    <style:style style:name="T70" style:family="text">
      <style:text-properties officeooo:rsid="06ac205d"/>
    </style:style>
    <style:style style:name="T71" style:family="text">
      <style:text-properties style:font-name="Liberation Mono"/>
    </style:style>
    <style:style style:name="T72" style:family="text">
      <style:text-properties style:font-name="Liberation Mono" fo:font-style="normal" fo:font-weight="normal" officeooo:rsid="06b33e9f" style:font-style-asian="normal" style:font-weight-asian="normal" style:font-style-complex="normal" style:font-weight-complex="normal"/>
    </style:style>
    <style:style style:name="T73" style:family="text">
      <style:text-properties style:font-name="Liberation Mono" fo:font-style="normal" fo:font-weight="normal" officeooo:rsid="06b638ec" style:font-style-asian="normal" style:font-weight-asian="normal" style:font-style-complex="normal" style:font-weight-complex="normal"/>
    </style:style>
    <style:style style:name="T74" style:family="text">
      <style:text-properties style:font-name="Liberation Mono" officeooo:rsid="06b931e2"/>
    </style:style>
    <style:style style:name="T75" style:family="text">
      <style:text-properties style:font-name="Liberation Mono" style:text-underline-style="none"/>
    </style:style>
    <style:style style:name="T76" style:family="text">
      <style:text-properties officeooo:rsid="06b638ec"/>
    </style:style>
    <style:style style:name="T77" style:family="text">
      <style:text-properties officeooo:rsid="06b931e2"/>
    </style:style>
    <style:style style:name="T78" style:family="text">
      <style:text-properties officeooo:rsid="06c24c89"/>
    </style:style>
    <style:style style:name="T79" style:family="text">
      <style:text-properties officeooo:rsid="06cb0cc5"/>
    </style:style>
    <style:style style:name="T80" style:family="text">
      <style:text-properties officeooo:rsid="06d42ebc"/>
    </style:style>
    <style:style style:name="T81" style:family="text">
      <style:text-properties officeooo:rsid="06e8e80a"/>
    </style:style>
    <style:style style:name="T82" style:family="text">
      <style:text-properties officeooo:rsid="06eae381"/>
    </style:style>
    <style:style style:name="T83" style:family="text">
      <style:text-properties officeooo:rsid="06ebf9b7"/>
    </style:style>
    <style:style style:name="T84" style:family="text">
      <style:text-properties officeooo:rsid="06f2a9b7"/>
    </style:style>
    <style:style style:name="T85" style:family="text">
      <style:text-properties officeooo:rsid="06f98030"/>
    </style:style>
    <style:style style:name="T86" style:family="text">
      <style:text-properties officeooo:rsid="06fbafc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4" text:outline-level="1">Section 1: <text:span text:style-name="T57">Operators</text:span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5"><text:span text:style-name="T39">R</text:span><text:span text:style-name="T37">elational operators are:</text:span></text:p>
            <table:table table:name="Table23" table:style-name="Table23">
              <table:table-column table:style-name="Table23.A" table:number-columns-repeated="5"/>
              <table:table-column table:style-name="Table23.F"/>
              <table:table-row>
                <table:table-cell table:style-name="Table23.A1" office:value-type="string">
                  <text:p text:style-name="P64">Equal to</text:p>
                </table:table-cell>
                <table:table-cell table:style-name="Table23.A1" office:value-type="string">
                  <text:p text:style-name="P64">Not equal to</text:p>
                </table:table-cell>
                <table:table-cell table:style-name="Table23.A1" office:value-type="string">
                  <text:p text:style-name="P64">Less than</text:p>
                </table:table-cell>
                <table:table-cell table:style-name="Table23.A1" office:value-type="string">
                  <text:p text:style-name="P64">Less than or equal to</text:p>
                </table:table-cell>
                <table:table-cell table:style-name="Table23.A1" office:value-type="string">
                  <text:p text:style-name="P64">Greater than</text:p>
                </table:table-cell>
                <table:table-cell table:style-name="Table23.F1" office:value-type="string">
                  <text:p text:style-name="P64">Greater than or equal to</text:p>
                </table:table-cell>
              </table:table-row>
              <table:table-row>
                <table:table-cell table:style-name="Table23.A2" office:value-type="string">
                  <text:p text:style-name="P65">== </text:p>
                </table:table-cell>
                <table:table-cell table:style-name="Table23.A2" office:value-type="string">
                  <text:p text:style-name="P65">!=</text:p>
                </table:table-cell>
                <table:table-cell table:style-name="Table23.A2" office:value-type="string">
                  <text:p text:style-name="P65">&lt;</text:p>
                </table:table-cell>
                <table:table-cell table:style-name="Table23.A2" office:value-type="string">
                  <text:p text:style-name="P65">&lt;=</text:p>
                </table:table-cell>
                <table:table-cell table:style-name="Table23.A2" office:value-type="string">
                  <text:p text:style-name="P65">&gt;</text:p>
                </table:table-cell>
                <table:table-cell table:style-name="Table23.F2" office:value-type="string">
                  <text:p text:style-name="P65">&gt;=</text:p>
                </table:table-cell>
              </table:table-row>
            </table:table>
            <text:p text:style-name="P41"/>
            <text:p text:style-name="P42">These can be used to ask questions about variables, like “is x equal to y?”, or “is n less than 10?”.</text:p>
            <text:p text:style-name="P41"/>
            <text:p text:style-name="P41">Logical operators are:</text:p>
            <table:table table:name="Table24" table:style-name="Table24">
              <table:table-column table:style-name="Table24.A" table:number-columns-repeated="3"/>
              <table:table-row>
                <table:table-cell table:style-name="Table24.A1" office:value-type="string">
                  <text:p text:style-name="P77">Not (negation)</text:p>
                </table:table-cell>
                <table:table-cell table:style-name="Table24.A1" office:value-type="string">
                  <text:p text:style-name="P77">AND</text:p>
                </table:table-cell>
                <table:table-cell table:style-name="Table24.C1" office:value-type="string">
                  <text:p text:style-name="P77">OR</text:p>
                </table:table-cell>
              </table:table-row>
              <table:table-row>
                <table:table-cell table:style-name="Table24.A2" office:value-type="string">
                  <text:p text:style-name="P66">!</text:p>
                </table:table-cell>
                <table:table-cell table:style-name="Table24.A2" office:value-type="string">
                  <text:p text:style-name="P66">&amp;&amp;</text:p>
                </table:table-cell>
                <table:table-cell table:style-name="Table24.C2" office:value-type="string">
                  <text:p text:style-name="P66">||</text:p>
                </table:table-cell>
              </table:table-row>
            </table:table>
            <text:p text:style-name="P41"/>
            <text:p text:style-name="P36"><text:span text:style-name="T37">These are used to combine questions together, such as “is x greater than 0 and </text:span><text:span text:style-name="T40">is x </text:span><text:span text:style-name="T37">less than 10?”. </text:span><text:span text:style-name="T41">Both “x &gt; 0” and “x &lt; 10” each result in true or false, and by combining them together we can ask if both statements are true at the same time, or not.</text:span></text:p>
          </table:table-cell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Exercise 1</text:p>
          </table:table-cell>
          <table:table-cell table:style-name="Table1.A1" office:value-type="string">
            <text:p text:style-name="P18"><text:span text:style-name="T85">25</text:span>%</text:p>
          </table:table-cell>
        </table:table-row>
      </table:table>
      <text:p text:style-name="Standard"/>
      <text:p text:style-name="P28">Translate the following questions into expressions using variables and operator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9">(a) <text:span text:style-name="T58">Is </text:span><text:span text:style-name="T28">age</text:span><text:span text:style-name="T42"> less than 13?</text:span></text:p>
          </table:table-cell>
          <table:table-cell table:style-name="Table3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P78"/>
          </table:table-cell>
        </table:table-row>
        <table:table-row>
          <table:table-cell table:style-name="Table3.A1" office:value-type="string">
            <text:p text:style-name="P80">(b) <text:span text:style-name="T59">Does </text:span><text:span text:style-name="T29">name1</text:span><text:span text:style-name="T43"> and </text:span><text:span text:style-name="T29">name2</text:span><text:span text:style-name="T43"> have the same value?</text:span></text:p>
          </table:table-cell>
          <table:table-cell table:style-name="Table3.A1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81">(c) <text:span text:style-name="T60">Does </text:span><text:span text:style-name="T30">word1</text:span><text:span text:style-name="T44"> come before </text:span><text:span text:style-name="T30">word2</text:span><text:span text:style-name="T44"> in the dictionary? <text:line-break/></text:span><text:span text:style-name="T62">(Hint: a computer considers “a” to be less than “b”!)</text:span></text:p>
          </table:table-cell>
          <table:table-cell table:style-name="Table3.A1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82">(d) <text:span text:style-name="T61">Is </text:span><text:span text:style-name="T31">age</text:span><text:span text:style-name="T45"> less than 21 and is </text:span><text:span text:style-name="T31">age</text:span><text:span text:style-name="T45"> greater than 18?</text:span></text:p>
          </table:table-cell>
          <table:table-cell table:style-name="Table3.A1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83">(e) Is <text:span text:style-name="T26">x</text:span><text:span text:style-name="T37"> between 5 and 10? <text:line-break/></text:span><text:span text:style-name="T63">(Hint: These have to be written as two separate expressions and combined with a logical operator)</text:span></text:p>
          </table:table-cell>
          <table:table-cell table:style-name="Table3.A1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1" office:value-type="string">
            <text:p text:style-name="P84">(f) <text:span text:style-name="T64">Is </text:span><text:span text:style-name="T32">color</text:span><text:span text:style-name="T46"> red, or is </text:span><text:span text:style-name="T32">color</text:span><text:span text:style-name="T46"> blue?</text:span></text:p>
          </table:table-cell>
          <table:table-cell table:style-name="Table3.A1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29"/>
      <text:h text:style-name="P135" text:outline-level="1"><text:span text:style-name="T4">Section </text:span><text:span text:style-name="T5">2</text:span><text:span text:style-name="T4">: </text:span><text:span text:style-name="T7">Boolean Expressions</text:span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33">Boolean Expressions <text:span text:style-name="T25">are statements that result in either </text:span><text:span text:style-name="T27">true</text:span><text:span text:style-name="T38"> or </text:span><text:span text:style-name="T27">false</text:span><text:span text:style-name="T38">. These can be questions like “Is x less than 10?”, or “Is the printer on?”, or “</text:span><text:span text:style-name="T39">Is age between 18 and 21?”. </text:span><text:span text:style-name="T47">These are essentially what you wrote in Exercise 1.</text:span></text:p>
            <text:p text:style-name="P43"/>
            <text:p text:style-name="P37"><text:span text:style-name="T47">B</text:span><text:span text:style-name="T37">oolean expression are what </text:span><text:span text:style-name="T26">if statements</text:span><text:span text:style-name="T37"> and </text:span><text:span text:style-name="T26">while loops</text:span><text:span text:style-name="T37"> operate on, in order to figure out whether to execute their internal code blocks!</text:span></text:p>
            <text:p text:style-name="P44"/>
            <text:p text:style-name="P45">A boolean expression can be created from a simple boolean variable:</text:p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85">bool savedDocument = true;</text:p>
                  <text:p text:style-name="P86">if ( savedDocument ) { ... }</text:p>
                </table:table-cell>
              </table:table-row>
            </table:table>
            <text:p text:style-name="P45"/>
            <text:p text:style-name="P45">Or from an expression using relational operators:</text:p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88">if ( score != 100 ) { ... }</text:p>
                  <text:p text:style-name="P89">if ( score &gt; 69 ) { ... }</text:p>
                </table:table-cell>
              </table:table-row>
            </table:table>
            <text:p text:style-name="P45"/>
            <text:p text:style-name="P34"><text:span text:style-name="T37">And we can combine multiple boolean expressions together using logical operator</text:span><text:span text:style-name="T48">s:</text:span></text:p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87">if ( name == "admin" || name == "administrator" ) { ... }</text:p>
                </table:table-cell>
              </table:table-row>
            </table:table>
            <text:p text:style-name="P48"/>
          </table:table-cell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Exercise <text:span text:style-name="T23">2</text:span></text:p>
          </table:table-cell>
          <table:table-cell table:style-name="Table4.A1" office:value-type="string">
            <text:p text:style-name="P19"><text:span text:style-name="T85">25</text:span>%</text:p>
          </table:table-cell>
        </table:table-row>
      </table:table>
      <text:p text:style-name="P8"/>
      <text:p text:style-name="P22"><text:span text:style-name="T4">Figure out whether the following boolean expressions result in </text:span><text:span text:style-name="T12">true</text:span><text:span text:style-name="T8"> or </text:span><text:span text:style-name="T12">false</text:span><text:span text:style-name="T8">.</text:span></text:p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7">(a) <text:span text:style-name="T69">isDone is true</text:span></text:p>
          </table:table-cell>
          <table:table-cell table:style-name="Table5.A1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90">( isDone )</text:p>
                </table:table-cell>
              </table:table-row>
            </table:table>
            <text:p text:style-name="P75"/>
          </table:table-cell>
          <table:table-cell table:style-name="Table5.A1" office:value-type="string">
            <text:p text:style-name="P106"><text:span text:style-name="T6">T</text:span><text:span text:style-name="T4">rue<text:tab/><text:tab/>False</text:span></text:p>
          </table:table-cell>
        </table:table-row>
        <table:table-row table:style-name="Table5.2">
          <table:table-cell table:style-name="Table5.A1" office:value-type="string">
            <text:p text:style-name="P107">(b) <text:span text:style-name="T70">isDone is true</text:span></text:p>
          </table:table-cell>
          <table:table-cell table:style-name="Table5.A1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91">( !isDone )</text:p>
                </table:table-cell>
              </table:table-row>
            </table:table>
            <text:p text:style-name="P76"/>
          </table:table-cell>
          <table:table-cell table:style-name="Table5.A1" office:value-type="string">
            <text:p text:style-name="P106"><text:span text:style-name="T6">T</text:span><text:span text:style-name="T4">rue<text:tab/><text:tab/>False</text:span></text:p>
          </table:table-cell>
        </table:table-row>
        <table:table-row>
          <table:table-cell table:style-name="Table5.A1" office:value-type="string">
            <text:p text:style-name="P102">(<text:span text:style-name="T68">c</text:span>) <text:span text:style-name="T65">age is 20</text:span></text:p>
          </table:table-cell>
          <table:table-cell table:style-name="Table5.A1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92">( age &gt;= 18 &amp;&amp; age &lt; 21 )</text:p>
                </table:table-cell>
              </table:table-row>
            </table:table>
            <text:p text:style-name="P76"/>
          </table:table-cell>
          <table:table-cell table:style-name="Table5.A1" office:value-type="string">
            <text:p text:style-name="P105"><text:span text:style-name="T6">T</text:span><text:span text:style-name="T4">rue<text:tab/><text:tab/>False</text:span></text:p>
          </table:table-cell>
        </table:table-row>
        <table:table-row>
          <table:table-cell table:style-name="Table5.A1" office:value-type="string">
            <text:p text:style-name="P103">(<text:span text:style-name="T68">d</text:span>) <text:span text:style-name="T66">x is 0</text:span></text:p>
          </table:table-cell>
          <table:table-cell table:style-name="Table5.A1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93">( x &gt; 0 &amp;&amp; x &lt; 10 )</text:p>
                </table:table-cell>
              </table:table-row>
            </table:table>
            <text:p text:style-name="P67"><text:s/></text:p>
          </table:table-cell>
          <table:table-cell table:style-name="Table5.A1" office:value-type="string">
            <text:p text:style-name="P105"><text:span text:style-name="T6">T</text:span><text:span text:style-name="T4">rue<text:tab/><text:tab/>False</text:span></text:p>
          </table:table-cell>
        </table:table-row>
        <table:table-row table:style-name="Table5.5">
          <table:table-cell table:style-name="Table5.A1" office:value-type="string">
            <text:p text:style-name="P104">(<text:span text:style-name="T68">e</text:span>) <text:span text:style-name="T67">color is “cyan”</text:span></text:p>
          </table:table-cell>
          <table:table-cell table:style-name="Table5.A1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94">( color != "green" )</text:p>
                </table:table-cell>
              </table:table-row>
            </table:table>
            <text:p text:style-name="P76"/>
          </table:table-cell>
          <table:table-cell table:style-name="Table5.A1" office:value-type="string">
            <text:p text:style-name="P105"><text:span text:style-name="T6">T</text:span><text:span text:style-name="T4">rue<text:tab/><text:tab/>False</text:span></text:p>
          </table:table-cell>
        </table:table-row>
      </table:table>
      <text:p text:style-name="P9"/>
      <text:p text:style-name="P13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Exercise <text:span text:style-name="T24">3</text:span></text:p>
          </table:table-cell>
          <table:table-cell table:style-name="Table6.A1" office:value-type="string">
            <text:p text:style-name="P20"><text:span text:style-name="T85">25</text:span>%</text:p>
          </table:table-cell>
        </table:table-row>
      </table:table>
      <text:p text:style-name="P10"/>
      <text:p text:style-name="P23"><text:span text:style-name="T8">Suppose that we’re tossing coins and recording the result </text:span><text:span text:style-name="T9">as a boolean: isHeads. Therefore, when we flip a coin, if it lands on heads, then </text:span><text:span text:style-name="T73">penny</text:span><text:span text:style-name="T72">Heads = true</text:span><text:span text:style-name="T9">, <text:line-break/>and if it lands on tails, then </text:span><text:span text:style-name="T73">penny</text:span><text:span text:style-name="T72">Heads = false</text:span><text:span text:style-name="T9">.</text:span></text:p>
      <text:p text:style-name="P17"/>
      <table:table table:name="Table7" table:style-name="Table7">
        <table:table-column table:style-name="Table7.A"/>
        <table:table-row>
          <table:table-cell table:style-name="Table7.A1" office:value-type="string">
            <text:p text:style-name="P56">(a) <text:span text:style-name="T76">We are just tossing one penny. List out all possible outcomes. How many total outcomes are there?</text:span>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</table:table-cell>
        </table:table-row>
        <table:table-row>
          <table:table-cell table:style-name="Table7.A1" office:value-type="string">
            <text:p text:style-name="P108">(b) <text:span text:style-name="T77">We are tossing one penny and one dime. The variables will be </text:span><text:span text:style-name="T74">pennyHeads</text:span><text:span text:style-name="T77"> and </text:span><text:span text:style-name="T74">dimeHeads</text:span><text:span text:style-name="T77">. List out all possible outcomes. How many total outcomes are there?</text:span></text:p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</table:table-cell>
        </table:table-row>
        <table:table-row>
          <table:table-cell table:style-name="Table7.A1" office:value-type="string">
            <text:p text:style-name="P109">(c) We are tossing one penny, one dime, and one nickel. The variables will be <text:span text:style-name="T71">pennyHeads</text:span>, <text:span text:style-name="T71">dimeHeads</text:span>, and <text:span text:style-name="T71">nickelHeads</text:span>. List all possible outcomes. How many total outcomes are there?</text:p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</table:table-cell>
        </table:table-row>
        <table:table-row>
          <table:table-cell table:style-name="Table7.A1" office:value-type="string">
            <text:p text:style-name="P110">(d) <text:span text:style-name="T78">Given the following boolean expression:</text:span></text:p>
            <text:p text:style-name="P110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95">( pennyHeads &amp;&amp; dimeHeads &amp;&amp; nickelHeads )</text:p>
                </table:table-cell>
              </table:table-row>
            </table:table>
            <text:p text:style-name="P46"/>
            <text:p text:style-name="P30"><text:span text:style-name="T37">There is only one way to get a value of </text:span><text:span text:style-name="T49">true</text:span><text:span text:style-name="T37">. What do the values of each of the variables need to be?</text:span></text:p>
            <table:table table:name="Table10" table:style-name="Table10">
              <table:table-column table:style-name="Table10.A" table:number-columns-repeated="3"/>
              <table:table-row>
                <table:table-cell table:style-name="Table10.A1" office:value-type="string">
                  <text:p text:style-name="P96">pennyHeads</text:p>
                </table:table-cell>
                <table:table-cell table:style-name="Table10.A1" office:value-type="string">
                  <text:p text:style-name="P96">dimeHeads</text:p>
                </table:table-cell>
                <table:table-cell table:style-name="Table10.C1" office:value-type="string">
                  <text:p text:style-name="P96">nickelHeads</text:p>
                </table:table-cell>
              </table:table-row>
              <table:table-row>
                <table:table-cell table:style-name="Table10.A2" office:value-type="string">
                  <text:p text:style-name="P111"/>
                </table:table-cell>
                <table:table-cell table:style-name="Table10.A2" office:value-type="string">
                  <text:p text:style-name="P111"/>
                </table:table-cell>
                <table:table-cell table:style-name="Table10.C2" office:value-type="string">
                  <text:p text:style-name="Table_20_Contents"/>
                </table:table-cell>
              </table:table-row>
            </table:table>
            <text:p text:style-name="P52"/>
            <text:p text:style-name="P52"/>
          </table:table-cell>
        </table:table-row>
        <text:soft-page-break/>
        <table:table-row>
          <table:table-cell table:style-name="Table7.A1" office:value-type="string">
            <text:p text:style-name="P113">(e) Given the same boolean expression:</text:p>
            <text:p text:style-name="P113"/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00">( pennyHeads &amp;&amp; dimeHeads &amp;&amp; nickelHeads )</text:p>
                </table:table-cell>
              </table:table-row>
            </table:table>
            <text:p text:style-name="P113"/>
            <text:p text:style-name="P114">There are <text:span text:style-name="T86">seven</text:span><text:span text:style-name="T10"> different ways for the result to be </text:span><text:span text:style-name="T13">false</text:span><text:span text:style-name="T10">. Lis</text:span><text:span text:style-name="T11">t four.</text:span></text:p>
            <table:table table:name="Table12" table:style-name="Table12">
              <table:table-column table:style-name="Table12.A" table:number-columns-repeated="3"/>
              <table:table-row>
                <table:table-cell table:style-name="Table12.A1" office:value-type="string">
                  <text:p text:style-name="P97">pennyHeads</text:p>
                </table:table-cell>
                <table:table-cell table:style-name="Table12.A1" office:value-type="string">
                  <text:p text:style-name="P97">dimeHeads</text:p>
                </table:table-cell>
                <table:table-cell table:style-name="Table12.C1" office:value-type="string">
                  <text:p text:style-name="P97">nickelHeads</text:p>
                </table:table-cell>
              </table:table-row>
              <table:table-row>
                <table:table-cell table:style-name="Table12.A2" office:value-type="string">
                  <text:p text:style-name="P112"/>
                </table:table-cell>
                <table:table-cell table:style-name="Table12.A2" office:value-type="string">
                  <text:p text:style-name="P112"/>
                </table:table-cell>
                <table:table-cell table:style-name="Table12.C2" office:value-type="string">
                  <text:p text:style-name="P115"/>
                </table:table-cell>
              </table:table-row>
              <table:table-row>
                <table:table-cell table:style-name="Table12.A2" office:value-type="string">
                  <text:p text:style-name="P112"/>
                </table:table-cell>
                <table:table-cell table:style-name="Table12.A2" office:value-type="string">
                  <text:p text:style-name="P112"/>
                </table:table-cell>
                <table:table-cell table:style-name="Table12.C2" office:value-type="string">
                  <text:p text:style-name="P115"/>
                </table:table-cell>
              </table:table-row>
              <table:table-row>
                <table:table-cell table:style-name="Table12.A2" office:value-type="string">
                  <text:p text:style-name="P112"/>
                </table:table-cell>
                <table:table-cell table:style-name="Table12.A2" office:value-type="string">
                  <text:p text:style-name="P112"/>
                </table:table-cell>
                <table:table-cell table:style-name="Table12.C2" office:value-type="string">
                  <text:p text:style-name="P115"/>
                </table:table-cell>
              </table:table-row>
              <table:table-row>
                <table:table-cell table:style-name="Table12.A2" office:value-type="string">
                  <text:p text:style-name="P112"/>
                </table:table-cell>
                <table:table-cell table:style-name="Table12.A2" office:value-type="string">
                  <text:p text:style-name="P112"/>
                </table:table-cell>
                <table:table-cell table:style-name="Table12.C2" office:value-type="string">
                  <text:p text:style-name="P115"/>
                </table:table-cell>
              </table:table-row>
            </table:table>
            <text:p text:style-name="P114"/>
            <text:p text:style-name="P114"/>
          </table:table-cell>
        </table:table-row>
        <table:table-row>
          <table:table-cell table:style-name="Table7.A1" office:value-type="string">
            <text:p text:style-name="P116">(f) <text:span text:style-name="T78">Given the following boolean expression:</text:span></text:p>
            <text:p text:style-name="P116"/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01">( pennyHeads <text:span text:style-name="T79">||</text:span> dimeHeads )</text:p>
                </table:table-cell>
              </table:table-row>
            </table:table>
            <text:p text:style-name="P47"/>
            <text:p text:style-name="P32"><text:span text:style-name="T37">There are </text:span><text:span text:style-name="T52">three ways we can get a result of </text:span><text:span text:style-name="T50">true</text:span><text:span text:style-name="T52">. List them all.</text:span></text:p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98">pennyHeads</text:p>
                </table:table-cell>
                <table:table-cell table:style-name="Table14.B1" office:value-type="string">
                  <text:p text:style-name="P98">DimeHeads</text:p>
                </table:table-cell>
              </table:table-row>
              <table:table-row>
                <table:table-cell table:style-name="Table14.A2" office:value-type="string">
                  <text:p text:style-name="Table_20_Contents"/>
                </table:table-cell>
                <table:table-cell table:style-name="Table14.B2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Table_20_Contents"/>
                </table:table-cell>
                <table:table-cell table:style-name="Table14.B2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Table_20_Contents"/>
                </table:table-cell>
                <table:table-cell table:style-name="Table14.B2" office:value-type="string">
                  <text:p text:style-name="Table_20_Contents"/>
                </table:table-cell>
              </table:table-row>
            </table:table>
            <text:p text:style-name="P53"/>
            <text:p text:style-name="P54"/>
          </table:table-cell>
        </table:table-row>
        <table:table-row>
          <table:table-cell table:style-name="Table7.A1" office:value-type="string">
            <text:p text:style-name="P117">(g) <text:span text:style-name="T78">Given the following boolean expression:</text:span></text:p>
            <text:p text:style-name="P117"/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01">( pennyHeads <text:span text:style-name="T79">||</text:span> dimeHeads )</text:p>
                </table:table-cell>
              </table:table-row>
            </table:table>
            <text:p text:style-name="P47"/>
            <text:p text:style-name="P31"><text:span text:style-name="T37">There is only one way to get a value of </text:span><text:span text:style-name="T51">false</text:span><text:span text:style-name="T37">. What do the values of each of the variables need to be?</text:span></text:p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99">pennyHeads</text:p>
                </table:table-cell>
                <table:table-cell table:style-name="Table16.B1" office:value-type="string">
                  <text:p text:style-name="P99">DimeHeads</text:p>
                </table:table-cell>
              </table:table-row>
              <table:table-row>
                <table:table-cell table:style-name="Table16.A2" office:value-type="string">
                  <text:p text:style-name="P118"/>
                </table:table-cell>
                <table:table-cell table:style-name="Table16.B2" office:value-type="string">
                  <text:p text:style-name="P118"/>
                </table:table-cell>
              </table:table-row>
            </table:table>
            <text:p text:style-name="P55"/>
            <text:p text:style-name="P54"/>
          </table:table-cell>
        </table:table-row>
      </table:table>
      <text:p text:style-name="P24"/>
      <text:h text:style-name="P136" text:outline-level="1">Section <text:span text:style-name="T80">3</text:span>: <text:span text:style-name="T80">Truth Tables</text:span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8"><text:span text:style-name="T41">W</text:span><text:span text:style-name="T37">e can actually model the result of a boolean expression with </text:span><text:span text:style-name="T26">truth tables</text:span><text:span text:style-name="T37">. </text:span><text:span text:style-name="T53">Truth tables list out all possible combinations of variable values, and all possible results for those values. </text:span></text:p>
            <text:p text:style-name="P49"/>
            <text:p text:style-name="P38"><text:span text:style-name="T53">For example, if we have two variables, </text:span><text:span text:style-name="T20">p</text:span><text:span text:style-name="T53"> and </text:span><text:span text:style-name="T20">q</text:span><text:span text:style-name="T53">, and we’re asking “</text:span><text:span text:style-name="T20">p and q?</text:span><text:span text:style-name="T53">”, we will get the following table:</text:span></text:p>
            <text:p text:style-name="P49"/>
            <table:table table:name="Table18" table:style-name="Table18">
              <table:table-column table:style-name="Table18.A" table:number-columns-repeated="2"/>
              <table:table-column table:style-name="Table18.C"/>
              <table:table-column table:style-name="Table18.D"/>
              <table:table-row>
                <table:table-cell table:style-name="Table18.A1" office:value-type="string">
                  <text:p text:style-name="P119"><draw:frame draw:style-name="fr1" draw:name="Object1" text:anchor-type="as-char" svg:y="-0.1484in" svg:width="0.183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      </table:table-cell>
                <table:table-cell table:style-name="Table18.A1" office:value-type="string">
                  <text:p text:style-name="P119"><draw:frame draw:style-name="fr1" draw:name="Object2" text:anchor-type="as-char" svg:y="-0.1484in" svg:width="0.1693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</table:table-cell>
                <table:table-cell table:style-name="Table18.C1" office:value-type="string">
                  <text:p text:style-name="P124"/>
                </table:table-cell>
                <table:table-cell table:style-name="Table18.D1" office:value-type="string">
                  <text:p text:style-name="P119"><draw:frame draw:style-name="fr1" draw:name="Object3" text:anchor-type="as-char" svg:y="-0.1484in" svg:width="0.6508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able:table-cell>
              </table:table-row>
              <table:table-row>
                <table:table-cell table:style-name="Table18.A5" office:value-type="string">
                  <text:p text:style-name="P60">True</text:p>
                </table:table-cell>
                <table:table-cell table:style-name="Table18.B5" office:value-type="string">
                  <text:p text:style-name="P60">True</text:p>
                </table:table-cell>
                <table:table-cell table:style-name="Table18.C2" office:value-type="string">
                  <text:p text:style-name="P62"/>
                </table:table-cell>
                <table:table-cell table:style-name="Table18.D5" office:value-type="string">
                  <text:p text:style-name="P57">True</text:p>
                </table:table-cell>
              </table:table-row>
              <table:table-row>
                <table:table-cell table:style-name="Table18.A5" office:value-type="string">
                  <text:p text:style-name="P122">True</text:p>
                </table:table-cell>
                <table:table-cell table:style-name="Table18.B5" office:value-type="string">
                  <text:p text:style-name="P122">False</text:p>
                </table:table-cell>
                <table:table-cell table:style-name="Table18.C2" office:value-type="string">
                  <text:p text:style-name="P124"/>
                </table:table-cell>
                <table:table-cell table:style-name="Table18.D5" office:value-type="string">
                  <text:p text:style-name="P126">False</text:p>
                </table:table-cell>
              </table:table-row>
              <table:table-row>
                <table:table-cell table:style-name="Table18.A5" office:value-type="string">
                  <text:p text:style-name="P122">False</text:p>
                </table:table-cell>
                <table:table-cell table:style-name="Table18.B5" office:value-type="string">
                  <text:p text:style-name="P122">True</text:p>
                </table:table-cell>
                <table:table-cell table:style-name="Table18.C2" office:value-type="string">
                  <text:p text:style-name="P124"/>
                </table:table-cell>
                <table:table-cell table:style-name="Table18.D5" office:value-type="string">
                  <text:p text:style-name="P126">False</text:p>
                </table:table-cell>
              </table:table-row>
              <table:table-row>
                <table:table-cell table:style-name="Table18.A5" office:value-type="string">
                  <text:p text:style-name="P122">False</text:p>
                </table:table-cell>
                <table:table-cell table:style-name="Table18.B5" office:value-type="string">
                  <text:p text:style-name="P122">False</text:p>
                </table:table-cell>
                <table:table-cell table:style-name="Table18.C2" office:value-type="string">
                  <text:p text:style-name="P124"/>
                </table:table-cell>
                <table:table-cell table:style-name="Table18.D5" office:value-type="string">
                  <text:p text:style-name="P126">False</text:p>
                </table:table-cell>
              </table:table-row>
            </table:table>
            <text:p text:style-name="P49"/>
            <text:p text:style-name="P39"><text:span text:style-name="T53">A</text:span><text:span text:style-name="T37">nd for the question </text:span><text:span text:style-name="T19">“p or q?”</text:span><text:span text:style-name="T37">, we will get this table:</text:span></text:p>
            <text:p text:style-name="P50"/>
            <table:table table:name="Table20" table:style-name="Table20">
              <table:table-column table:style-name="Table20.A" table:number-columns-repeated="2"/>
              <table:table-column table:style-name="Table20.C"/>
              <table:table-column table:style-name="Table20.D"/>
              <table:table-row>
                <table:table-cell table:style-name="Table20.A1" office:value-type="string">
                  <text:p text:style-name="P120"><draw:frame draw:style-name="fr1" draw:name="Object4" text:anchor-type="as-char" svg:y="-0.1484in" svg:width="0.1835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</table:table-cell>
                <table:table-cell table:style-name="Table20.A1" office:value-type="string">
                  <text:p text:style-name="P120"><draw:frame draw:style-name="fr1" draw:name="Object5" text:anchor-type="as-char" svg:y="-0.1484in" svg:width="0.1693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  </table:table-cell>
                <table:table-cell table:style-name="Table20.C1" office:value-type="string">
                  <text:p text:style-name="P125"/>
                </table:table-cell>
                <table:table-cell table:style-name="Table20.D1" office:value-type="string">
                  <text:p text:style-name="P120"><draw:frame draw:style-name="fr1" draw:name="Object6" text:anchor-type="as-char" svg:y="-0.1484in" svg:width="0.4575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</table:table-row>
              <table:table-row>
                <table:table-cell table:style-name="Table20.A5" office:value-type="string">
                  <text:p text:style-name="P61">True</text:p>
                </table:table-cell>
                <table:table-cell table:style-name="Table20.B5" office:value-type="string">
                  <text:p text:style-name="P61">True</text:p>
                </table:table-cell>
                <table:table-cell table:style-name="Table20.C2" office:value-type="string">
                  <text:p text:style-name="P63"/>
                </table:table-cell>
                <table:table-cell table:style-name="Table20.D5" office:value-type="string">
                  <text:p text:style-name="P59">True</text:p>
                </table:table-cell>
              </table:table-row>
              <table:table-row>
                <table:table-cell table:style-name="Table20.A5" office:value-type="string">
                  <text:p text:style-name="P61">True</text:p>
                </table:table-cell>
                <table:table-cell table:style-name="Table20.B5" office:value-type="string">
                  <text:p text:style-name="P61">False</text:p>
                </table:table-cell>
                <table:table-cell table:style-name="Table20.C2" office:value-type="string">
                  <text:p text:style-name="P63"/>
                </table:table-cell>
                <table:table-cell table:style-name="Table20.D5" office:value-type="string">
                  <text:p text:style-name="P58">True</text:p>
                </table:table-cell>
              </table:table-row>
              <table:table-row>
                <table:table-cell table:style-name="Table20.A5" office:value-type="string">
                  <text:p text:style-name="P61">False</text:p>
                </table:table-cell>
                <table:table-cell table:style-name="Table20.B5" office:value-type="string">
                  <text:p text:style-name="P61">True</text:p>
                </table:table-cell>
                <table:table-cell table:style-name="Table20.C2" office:value-type="string">
                  <text:p text:style-name="P63"/>
                </table:table-cell>
                <table:table-cell table:style-name="Table20.D5" office:value-type="string">
                  <text:p text:style-name="P58">True</text:p>
                </table:table-cell>
              </table:table-row>
              <table:table-row>
                <table:table-cell table:style-name="Table20.A5" office:value-type="string">
                  <text:p text:style-name="P123">False</text:p>
                </table:table-cell>
                <table:table-cell table:style-name="Table20.B5" office:value-type="string">
                  <text:p text:style-name="P123">False</text:p>
                </table:table-cell>
                <table:table-cell table:style-name="Table20.C2" office:value-type="string">
                  <text:p text:style-name="P125"/>
                </table:table-cell>
                <table:table-cell table:style-name="Table20.D5" office:value-type="string">
                  <text:p text:style-name="P127">False</text:p>
                </table:table-cell>
              </table:table-row>
            </table:table>
            <text:p text:style-name="P50"/>
            <text:p text:style-name="P40"><text:span text:style-name="T53">T</text:span><text:span text:style-name="T37">his will always be the case for </text:span><text:span text:style-name="T75">&amp;&amp;</text:span><text:span text:style-name="T37"> and</text:span><text:span text:style-name="T75"> ||</text:span><text:span text:style-name="T37"> statements…:</text:span></text:p>
            <text:p text:style-name="P51"/>
            <text:list xml:id="list1633291756730602233" text:style-name="L1">
              <text:list-item>
                <text:p text:style-name="P137"><text:span text:style-name="T37">If we’re asking </text:span><text:span text:style-name="T19">p &amp;&amp; q &amp;&amp; r &amp;&amp; … &amp;&amp; z</text:span><text:span text:style-name="T37">, in order for the expression to be true, </text:span><text:span text:style-name="T26">all boolean variables must be true</text:span><text:span text:style-name="T37">.<text:line-break/></text:span></text:p>
              </text:list-item>
              <text:list-item>
                <text:p text:style-name="P137"><text:span text:style-name="T37">If we’re asking </text:span><text:span text:style-name="T19">p &amp;&amp; q &amp;&amp; r &amp;&amp; … &amp;&amp; z</text:span><text:span text:style-name="T37">, in order for the expression to be false, </text:span><text:span text:style-name="T33">at least one boolean variable must be false</text:span><text:span text:style-name="T54">.<text:line-break/></text:span></text:p>
              </text:list-item>
              <text:list-item>
                <text:p text:style-name="P138"><text:span text:style-name="T54">If we’re asking </text:span><text:span text:style-name="T21">p </text:span><text:span text:style-name="T22">||</text:span><text:span text:style-name="T21"> q </text:span><text:span text:style-name="T22">||</text:span><text:span text:style-name="T21"> r </text:span><text:span text:style-name="T22">||</text:span><text:span text:style-name="T21"> … </text:span><text:span text:style-name="T22">||</text:span><text:span text:style-name="T21"> z</text:span><text:span text:style-name="T54">, in order for the expression to be true,<text:line-break/></text:span><text:span text:style-name="T34">at least one boolean variable must be true</text:span><text:span text:style-name="T55">.<text:line-break/></text:span></text:p>
              </text:list-item>
              <text:list-item>
                <text:p text:style-name="P139"><text:span text:style-name="T54">If we’re asking </text:span><text:span text:style-name="T21">p </text:span><text:span text:style-name="T22">||</text:span><text:span text:style-name="T21"> q </text:span><text:span text:style-name="T22">||</text:span><text:span text:style-name="T21"> r </text:span><text:span text:style-name="T22">||</text:span><text:span text:style-name="T21"> … </text:span><text:span text:style-name="T22">||</text:span><text:span text:style-name="T21"> z</text:span><text:span text:style-name="T54">, in order for the expression to be </text:span><text:span text:style-name="T56">false</text:span><text:span text:style-name="T54">,<text:line-break/></text:span><text:span text:style-name="T35">all boolean variables must be false</text:span><text:span text:style-name="T56">.</text:span></text:p>
              </text:list-item>
            </text:list>
          </table:table-cell>
        </table:table-row>
      </table:table>
      <text:p text:style-name="P27"/>
      <text:p text:style-name="P27"/>
      <text:p text:style-name="P133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7">Exercise <text:span text:style-name="T81">4</text:span></text:p>
          </table:table-cell>
          <table:table-cell table:style-name="Table21.A1" office:value-type="string">
            <text:p text:style-name="P21"><text:span text:style-name="T85">25</text:span>%</text:p>
          </table:table-cell>
        </table:table-row>
      </table:table>
      <text:p text:style-name="P11"/>
      <text:p text:style-name="P13">(a) The variable <text:span text:style-name="T15">g</text:span> stands for “x is greater than <text:span text:style-name="T83">0</text:span>”, <text:span text:style-name="T82">and the variable </text:span><text:span text:style-name="T16">l</text:span><text:span text:style-name="T82"> stands for “x is less than 10”. The result of each of these questions is either </text:span><text:span text:style-name="T36">true</text:span><text:span text:style-name="T82"> or </text:span><text:span text:style-name="T36">false</text:span><text:span text:style-name="T82">. Fill out the following truth-table to find all possible outcomes of asking “</text:span><text:span text:style-name="T17">is x &gt; 0 and x &lt; 10</text:span><text:span text:style-name="T16">?</text:span><text:span text:style-name="T82">”</text:span></text:p>
      <text:p text:style-name="P13"/>
      <table:table table:name="Table22" table:style-name="Table22">
        <table:table-column table:style-name="Table22.A" table:number-columns-repeated="2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68">x &gt; 0</text:p>
            <text:p text:style-name="P68">g</text:p>
          </table:table-cell>
          <table:table-cell table:style-name="Table22.A1" office:value-type="string">
            <text:p text:style-name="P68">x &lt; 10</text:p>
            <text:p text:style-name="P68">l</text:p>
          </table:table-cell>
          <table:table-cell table:style-name="Table22.C1" office:value-type="string">
            <text:p text:style-name="P69"/>
          </table:table-cell>
          <table:table-cell table:style-name="Table22.D1" office:value-type="string">
            <text:p text:style-name="P71">Is x &gt; 0 and x &lt; 10?</text:p>
            <text:p text:style-name="P71">g &amp;&amp; l</text:p>
          </table:table-cell>
        </table:table-row>
        <table:table-row table:style-name="Table22.1">
          <table:table-cell table:style-name="Table22.A5" office:value-type="string">
            <text:p text:style-name="P130">True</text:p>
          </table:table-cell>
          <table:table-cell table:style-name="Table22.B5" office:value-type="string">
            <text:p text:style-name="P130">True</text:p>
          </table:table-cell>
          <table:table-cell table:style-name="Table22.C2" office:value-type="string">
            <text:p text:style-name="P119"/>
          </table:table-cell>
          <table:table-cell table:style-name="Table22.D5" office:value-type="string">
            <text:p text:style-name="P128"/>
          </table:table-cell>
        </table:table-row>
        <table:table-row table:style-name="Table22.1">
          <table:table-cell table:style-name="Table22.A5" office:value-type="string">
            <text:p text:style-name="P130">True</text:p>
          </table:table-cell>
          <table:table-cell table:style-name="Table22.B5" office:value-type="string">
            <text:p text:style-name="P130">False</text:p>
          </table:table-cell>
          <table:table-cell table:style-name="Table22.C2" office:value-type="string">
            <text:p text:style-name="P119"/>
          </table:table-cell>
          <table:table-cell table:style-name="Table22.D5" office:value-type="string">
            <text:p text:style-name="P128"/>
          </table:table-cell>
        </table:table-row>
        <table:table-row table:style-name="Table22.1">
          <table:table-cell table:style-name="Table22.A5" office:value-type="string">
            <text:p text:style-name="P130">False</text:p>
          </table:table-cell>
          <table:table-cell table:style-name="Table22.B5" office:value-type="string">
            <text:p text:style-name="P130">True</text:p>
          </table:table-cell>
          <table:table-cell table:style-name="Table22.C2" office:value-type="string">
            <text:p text:style-name="P119"/>
          </table:table-cell>
          <table:table-cell table:style-name="Table22.D5" office:value-type="string">
            <text:p text:style-name="P128"/>
          </table:table-cell>
        </table:table-row>
        <table:table-row table:style-name="Table22.1">
          <table:table-cell table:style-name="Table22.A5" office:value-type="string">
            <text:p text:style-name="P130">False</text:p>
          </table:table-cell>
          <table:table-cell table:style-name="Table22.B5" office:value-type="string">
            <text:p text:style-name="P130">False</text:p>
          </table:table-cell>
          <table:table-cell table:style-name="Table22.C2" office:value-type="string">
            <text:p text:style-name="P119"/>
          </table:table-cell>
          <table:table-cell table:style-name="Table22.D5" office:value-type="string">
            <text:p text:style-name="P128"/>
          </table:table-cell>
        </table:table-row>
      </table:table>
      <text:p text:style-name="P13"/>
      <text:p text:style-name="P13"/>
      <text:p text:style-name="P16">(b) The variable <text:span text:style-name="T14">k</text:span> stands for “person is a kid: age is less than 13”, and the variable <text:span text:style-name="T14">s</text:span> stands for “person is a senior: age is greater than or equal to 60.” <text:span text:style-name="T84">In order to give a discounted ticket price, the person needs to either be a kid or a senior. Fill out the following truth-table to find all possible outcomes of asking, “</text:span><text:span text:style-name="T18">is the person’s age &lt; 13, or is their age &gt;= 60?</text:span><text:span text:style-name="T84">”</text:span></text:p>
      <text:p text:style-name="P14"/>
      <table:table table:name="Table37" table:style-name="Table37">
        <table:table-column table:style-name="Table37.A" table:number-columns-repeated="2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72">age &lt; 13</text:p>
            <text:p text:style-name="P74">k</text:p>
          </table:table-cell>
          <table:table-cell table:style-name="Table37.A1" office:value-type="string">
            <text:p text:style-name="P72">age &gt;= 60</text:p>
            <text:p text:style-name="P74">s</text:p>
          </table:table-cell>
          <table:table-cell table:style-name="Table37.C1" office:value-type="string">
            <text:p text:style-name="P70"/>
          </table:table-cell>
          <table:table-cell table:style-name="Table37.D1" office:value-type="string">
            <text:p text:style-name="P73">age &lt; 13 or age &gt;= 60?</text:p>
            <text:p text:style-name="P74">k || s</text:p>
          </table:table-cell>
        </table:table-row>
        <table:table-row table:style-name="Table37.1">
          <table:table-cell table:style-name="Table37.A5" office:value-type="string">
            <text:p text:style-name="P131">True</text:p>
          </table:table-cell>
          <table:table-cell table:style-name="Table37.B5" office:value-type="string">
            <text:p text:style-name="P131">True</text:p>
          </table:table-cell>
          <table:table-cell table:style-name="Table37.C2" office:value-type="string">
            <text:p text:style-name="P121"/>
          </table:table-cell>
          <table:table-cell table:style-name="Table37.D5" office:value-type="string">
            <text:p text:style-name="P129"/>
          </table:table-cell>
        </table:table-row>
        <table:table-row table:style-name="Table37.1">
          <table:table-cell table:style-name="Table37.A5" office:value-type="string">
            <text:p text:style-name="P131">True</text:p>
          </table:table-cell>
          <table:table-cell table:style-name="Table37.B5" office:value-type="string">
            <text:p text:style-name="P131">False</text:p>
          </table:table-cell>
          <table:table-cell table:style-name="Table37.C2" office:value-type="string">
            <text:p text:style-name="P121"/>
          </table:table-cell>
          <table:table-cell table:style-name="Table37.D5" office:value-type="string">
            <text:p text:style-name="P129"/>
          </table:table-cell>
        </table:table-row>
        <table:table-row table:style-name="Table37.1">
          <table:table-cell table:style-name="Table37.A5" office:value-type="string">
            <text:p text:style-name="P131">False</text:p>
          </table:table-cell>
          <table:table-cell table:style-name="Table37.B5" office:value-type="string">
            <text:p text:style-name="P131">True</text:p>
          </table:table-cell>
          <table:table-cell table:style-name="Table37.C2" office:value-type="string">
            <text:p text:style-name="P121"/>
          </table:table-cell>
          <table:table-cell table:style-name="Table37.D5" office:value-type="string">
            <text:p text:style-name="P129"/>
          </table:table-cell>
        </table:table-row>
        <table:table-row table:style-name="Table37.1">
          <table:table-cell table:style-name="Table37.A5" office:value-type="string">
            <text:p text:style-name="P131">False</text:p>
          </table:table-cell>
          <table:table-cell table:style-name="Table37.B5" office:value-type="string">
            <text:p text:style-name="P131">False</text:p>
          </table:table-cell>
          <table:table-cell table:style-name="Table37.C2" office:value-type="string">
            <text:p text:style-name="P121"/>
          </table:table-cell>
          <table:table-cell table:style-name="Table37.D5" office:value-type="string">
            <text:p text:style-name="P129"/>
          </table:table-cell>
        </table:table-row>
      </table:table>
      <text:p text:style-name="P14"><text:line-break/></text:p>
      <text:p text:style-name="P14"/>
      <text:p text:style-name="P15"/>
      <text:p text:style-name="P15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cc0066" style:font-name="DejaVu Sans Mono" fo:font-weight="bold" officeooo:rsid="000eee4a" officeooo:paragraph-rsid="044f147a" style:font-weight-asian="bold" style:font-weight-complex="bold"/>
    </style:style>
    <style:style style:name="MP2" style:family="paragraph" style:parent-style-name="Header">
      <style:text-properties fo:color="#cc0066" style:font-name="DejaVu Sans Mono" fo:font-weight="bold" officeooo:rsid="000eee4a" officeooo:paragraph-rsid="0673056a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999999" fo:font-size="8pt" style:font-size-asian="8pt" style:font-size-complex="8pt"/>
    </style:style>
    <style:style style:name="MT1" style:family="text">
      <style:text-properties officeooo:rsid="0673056a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Lab 03: Boolean Expressions<text:tab/><text:tab/>Page </text:span><text:span text:style-name="MT1"><text:page-number text:select-page="current">6</text:page-number></text:span><text:span text:style-name="MT1"> of </text:span><text:span text:style-name="MT1"><text:page-count>6</text:page-count></text:span></text:p>
        <text:p text:style-name="MP2"><text:tab/><text:span text:style-name="MT2">CS 200, Spring 2017</text:span></text:p>
      </style:header>
      <style:footer>
        <text:p text:style-name="MP3"><text:span text:style-name="MT3">Last updated </text:span><text:date style:data-style-name="N84" text:date-value="2017-01-28T18:22:56.717348420">2017-01-2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1-28T18:22:56.639541262</dc:date>
    <meta:editing-duration>PT13H42M6S</meta:editing-duration>
    <meta:editing-cycles>1734</meta:editing-cycles>
    <meta:generator>LibreOffice/5.1.4.2$Linux_X86_64 LibreOffice_project/10m0$Build-2</meta:generator>
    <meta:document-statistic meta:table-count="38" meta:image-count="0" meta:object-count="6" meta:page-count="6" meta:paragraph-count="165" meta:word-count="1081" meta:character-count="5404" meta:non-whitespace-character-count="4467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3/content.xml><?xml version="1.0" encoding="utf-8"?>
<math xmlns="http://www.w3.org/1998/Math/MathML" display="block">
  <semantics>
    <mrow>
      <mi>p</mi>
      <mtext> &amp;&amp; </mtext>
      <mi>q</mi>
    </mrow>
    <annotation encoding="StarMath 5.0">p " &amp;&amp; " q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6/content.xml><?xml version="1.0" encoding="utf-8"?>
<math xmlns="http://www.w3.org/1998/Math/MathML" display="block">
  <semantics>
    <mrow>
      <mi>p</mi>
      <mtext> || </mtext>
      <mi>q</mi>
    </mrow>
    <annotation encoding="StarMath 5.0">p " || " q</annotation>
  </semantics>
</math>
</file>